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text-properties fo:color="#990066" fo:background-color="#dbdbdb"/>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00"/>
    </style:style>
    <style:style style:name="P35" style:family="paragraph" style:parent-style-name="Preformatted_20_Text">
      <style:paragraph-properties fo:margin-top="0in" fo:margin-bottom="0.1965in"/>
      <style:text-properties fo:color="#000000" fo:font-weight="normal" style:font-weight-asian="normal" style:font-weight-complex="normal"/>
    </style:style>
    <style:style style:name="P36" style:family="paragraph" style:parent-style-name="Text_20_body">
      <style:paragraph-properties fo:margin-top="0in" fo:margin-bottom="0.1965in"/>
      <style:text-properties fo:color="#000000"/>
    </style:style>
    <style:style style:name="P37" style:family="paragraph" style:parent-style-name="Table_20_Contents">
      <style:text-properties fo:font-size="11pt" style:font-size-asian="11pt" style:font-size-complex="11pt"/>
    </style:style>
    <style:style style:name="P38" style:family="paragraph" style:parent-style-name="Table_20_Contents">
      <style:paragraph-properties fo:text-align="start" style:justify-single-word="false"/>
      <style:text-properties fo:font-size="11pt" style:font-size-asian="11pt" style:font-size-complex="11pt"/>
    </style:style>
    <style:style style:name="P39" style:family="paragraph" style:parent-style-name="Preformatted_20_Text">
      <style:paragraph-properties fo:margin-left="-0.0083in" fo:margin-right="0in" fo:text-indent="0in" style:auto-text-indent="false"/>
      <style:text-properties fo:background-color="#ccccff"/>
    </style:style>
    <style:style style:name="P40" style:family="paragraph" style:parent-style-name="Text_20_body">
      <style:paragraph-properties fo:text-align="center" style:justify-single-word="false"/>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color="#000000"/>
    </style:style>
    <style:style style:name="P43" style:family="paragraph" style:parent-style-name="Text_20_body">
      <style:text-properties fo:color="#000000" fo:background-color="transparent"/>
    </style:style>
    <style:style style:name="P44" style:family="paragraph" style:parent-style-name="Text_20_body">
      <style:text-properties fo:color="#ff0000" fo:font-weight="bold" style:font-weight-asian="bold" style:font-weight-complex="bold"/>
    </style:style>
    <style:style style:name="P45" style:family="paragraph" style:parent-style-name="Text_20_body">
      <style:text-properties fo:color="#0000ff" fo:font-weight="bold" style:font-weight-asian="bold" style:font-weight-complex="bold"/>
    </style:style>
    <style:style style:name="P46" style:family="paragraph" style:parent-style-name="Text_20_body">
      <style:paragraph-properties fo:margin-left="0.3083in" fo:margin-right="0in" fo:text-indent="0in" style:auto-text-indent="false"/>
    </style:style>
    <style:style style:name="P47" style:family="paragraph" style:parent-style-name="Text_20_body">
      <style:paragraph-properties fo:margin-left="0.3in" fo:margin-right="0in" fo:text-indent="0in" style:auto-text-indent="false"/>
    </style:style>
    <style:style style:name="P48" style:family="paragraph" style:parent-style-name="Text_20_body">
      <style:paragraph-properties fo:margin-left="0.3in" fo:margin-right="0in" fo:text-indent="0in" style:auto-text-indent="false"/>
      <style:text-properties fo:font-weight="bold" style:font-weight-asian="bold" style:font-weight-complex="bold"/>
    </style:style>
    <style:style style:name="P49" style:family="paragraph" style:parent-style-name="Text_20_body">
      <style:paragraph-properties fo:margin-left="0.3in" fo:margin-right="0in" fo:text-indent="0in" style:auto-text-indent="false"/>
      <style:text-properties fo:color="#0000ff"/>
    </style:style>
    <style:style style:name="P50"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1" style:family="paragraph" style:parent-style-name="Text_20_body">
      <style:paragraph-properties fo:margin-left="0.2835in" fo:margin-right="0in" fo:text-indent="0in" style:auto-text-indent="false"/>
      <style:text-properties fo:color="#0000ff"/>
    </style:style>
    <style:style style:name="P52" style:family="paragraph" style:parent-style-name="Text_20_body">
      <style:paragraph-properties fo:margin-left="0.7917in" fo:margin-right="0in" fo:text-indent="-0.4917in" style:auto-text-indent="false">
        <style:tab-stops/>
      </style:paragraph-properties>
    </style:style>
    <style:style style:name="P53" style:family="paragraph" style:parent-style-name="Text_20_body">
      <style:paragraph-properties fo:margin-left="0.6083in" fo:margin-right="0in" fo:text-indent="-0.3752in" style:auto-text-indent="false">
        <style:tab-stops/>
      </style:paragraph-properties>
    </style:style>
    <style:style style:name="P54" style:family="paragraph" style:parent-style-name="Text_20_body">
      <style:paragraph-properties fo:margin-left="0.8083in" fo:margin-right="0in" fo:text-indent="-0.5in" style:auto-text-indent="false">
        <style:tab-stops/>
      </style:paragraph-properties>
    </style:style>
    <style:style style:name="P55" style:family="paragraph" style:parent-style-name="Text_20_body">
      <style:paragraph-properties fo:margin-left="0.7665in" fo:margin-right="0in" fo:text-indent="-0.4583in" style:auto-text-indent="false">
        <style:tab-stops/>
      </style:paragraph-properties>
    </style:style>
    <style:style style:name="P56" style:family="paragraph" style:parent-style-name="Text_20_body">
      <style:paragraph-properties fo:margin-left="0.0102in" fo:margin-right="0in" fo:text-indent="0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8" style:family="paragraph" style:parent-style-name="Text_20_body">
      <style:text-properties fo:color="#ff0000" fo:font-weight="bold" style:font-weight-asian="bold" style:font-weight-complex="bold"/>
    </style:style>
    <style:style style:name="P59" style:family="paragraph" style:parent-style-name="Text_20_body">
      <style:text-properties fo:color="#000000"/>
    </style:style>
    <style:style style:name="P60" style:family="paragraph" style:parent-style-name="Heading_20_1">
      <style:paragraph-properties fo:break-before="page"/>
    </style:style>
    <style:style style:name="P61" style:family="paragraph" style:parent-style-name="Heading_20_1">
      <style:paragraph-properties fo:margin-left="0in" fo:margin-right="0in" fo:text-indent="0in" style:auto-text-indent="false"/>
    </style:style>
    <style:style style:name="P62" style:family="paragraph" style:parent-style-name="Heading_20_3">
      <style:text-properties fo:color="#000000"/>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4">
      <style:paragraph-properties>
        <style:tab-stops>
          <style:tab-stop style:position="6.3354in" style:type="right" style:leader-style="dotted" style:leader-text="."/>
        </style:tab-stops>
      </style:paragraph-properties>
    </style:style>
    <style:style style:name="P67" style:family="paragraph" style:parent-style-name="Preformatted_20_Text">
      <style:text-properties fo:color="#0000ff"/>
    </style:style>
    <style:style style:name="P68" style:family="paragraph" style:parent-style-name="Preformatted_20_Text">
      <style:text-properties fo:color="#000000"/>
    </style:style>
    <style:style style:name="P69" style:family="paragraph" style:parent-style-name="Preformatted_20_Text">
      <style:text-properties fo:color="#000000" fo:background-color="#dbdbdb"/>
    </style:style>
    <style:style style:name="P70" style:family="paragraph" style:parent-style-name="Preformatted_20_Text">
      <style:text-properties fo:color="#990066" fo:background-color="#dbdbdb"/>
    </style:style>
    <style:style style:name="P71" style:family="paragraph" style:parent-style-name="Preformatted_20_Text">
      <style:paragraph-properties fo:margin-top="0in" fo:margin-bottom="0.1965in"/>
      <style:text-properties fo:color="#000000"/>
    </style:style>
    <style:style style:name="P72" style:family="paragraph" style:parent-style-name="Preformatted_20_Text">
      <style:paragraph-properties fo:margin-top="0in" fo:margin-bottom="0.1965in"/>
      <style:text-properties fo:color="#000000" fo:background-color="transparent"/>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009966" fo:font-weight="bold" fo:background-color="transparent"/>
    </style:style>
    <style:style style:name="T17" style:family="text">
      <style:text-properties fo:color="#ff00cc"/>
    </style:style>
    <style:style style:name="T18" style:family="text">
      <style:text-properties fo:color="#ff00cc" fo:background-color="transparent"/>
    </style:style>
    <style:style style:name="T19" style:family="text">
      <style:text-properties fo:color="#ff00cc" fo:font-weight="bold"/>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font-weight="normal" style:font-weight-asian="normal" style:font-weight-complex="normal"/>
    </style:style>
    <style:style style:name="T23" style:family="text">
      <style:text-properties fo:color="#0000ff" fo:font-weight="bold" style:font-weight-asian="bold" style:font-weight-complex="bold"/>
    </style:style>
    <style:style style:name="T24" style:family="text">
      <style:text-properties fo:color="#0000ff" fo:background-color="#e7e7ff"/>
    </style:style>
    <style:style style:name="T25" style:family="text">
      <style:text-properties fo:color="#0000ff" fo:background-color="#ffffff"/>
    </style:style>
    <style:style style:name="T26" style:family="text">
      <style:text-properties fo:color="#cc0000"/>
    </style:style>
    <style:style style:name="T27" style:family="text">
      <style:text-properties fo:color="#cc0000" fo:background-color="transparent"/>
    </style:style>
    <style:style style:name="T28" style:family="text">
      <style:text-properties fo:color="#9966ff"/>
    </style:style>
    <style:style style:name="T29" style:family="text">
      <style:text-properties fo:color="#0000cc" fo:background-color="#e7e7ff"/>
    </style:style>
    <style:style style:name="T30" style:family="text">
      <style:text-properties fo:color="#0000cc" fo:font-weight="normal" fo:background-color="#e7e7ff" style:font-weight-asian="normal" style:font-weight-complex="normal"/>
    </style:style>
    <style:style style:name="T31" style:family="text">
      <style:text-properties fo:color="#0000cc" fo:font-weight="normal" fo:background-color="#dbdbdb" style:font-weight-asian="normal" style:font-weight-complex="normal"/>
    </style:style>
    <style:style style:name="T32" style:family="text">
      <style:text-properties fo:color="#0000cc" fo:background-color="#dbdbdb"/>
    </style:style>
    <style:style style:name="T33" style:family="text">
      <style:text-properties fo:color="#008000" fo:font-weight="bold" style:font-weight-asian="bold" style:font-weight-complex="bold"/>
    </style:style>
    <style:style style:name="T34" style:family="text">
      <style:text-properties fo:color="#02b902"/>
    </style:style>
    <style:style style:name="T35" style:family="text">
      <style:text-properties fo:background-color="#ffffff"/>
    </style:style>
    <style:style style:name="T36" style:family="text">
      <style:text-properties fo:background-color="#e7e7ff"/>
    </style:style>
    <style:style style:name="T37" style:family="text">
      <style:text-properties style:font-name="Bitstream Vera Serif1"/>
    </style:style>
    <style:style style:name="T38" style:family="text">
      <style:text-properties style:font-name="Bitstream Vera Serif1" fo:font-size="12pt" style:font-name-asian="Bitstream Vera Serif" style:font-size-asian="12pt" style:font-name-complex="Bitstream Vera Serif" style:font-size-complex="12pt"/>
    </style:style>
    <style:style style:name="T39" style:family="text">
      <style:text-properties fo:color="#006699" fo:font-weight="bold"/>
    </style:style>
    <style:style style:name="T40" style:family="text">
      <style:text-properties fo:color="#990066"/>
    </style:style>
    <style:style style:name="T41" style:family="text">
      <style:text-properties fo:color="#990066" fo:background-color="#dbdbd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bookmark-start text:name="DDE_LINK22"/>1 Preface<text:tab/>7</text:p>
          <text:p text:style-name="P63">1.1 Dedication<text:tab/>7</text:p>
          <text:p text:style-name="P63">1.2 Acknowledgments<text:tab/>7</text:p>
          <text:p text:style-name="P63">1.3 Support Email List<text:tab/>7</text:p>
          <text:p text:style-name="P65">2 Introduction<text:tab/>8</text:p>
          <text:p text:style-name="P63">2.1 What Is A Mathematics Computing Environment?<text:tab/>8</text:p>
          <text:p text:style-name="P63">2.2 What Is MathRider?<text:tab/>9</text:p>
          <text:p text:style-name="P63">2.3 What Inspired The Creation Of Mathrider?<text:tab/>10</text:p>
          <text:p text:style-name="P65">3 Downloading And Installing MathRider<text:tab/>12</text:p>
          <text:p text:style-name="P63">3.1 Installing Sun's Java Implementation<text:tab/>12</text:p>
          <text:p text:style-name="P64">3.1.1 Installing Java On A Windows PC<text:tab/>12</text:p>
          <text:p text:style-name="P64">3.1.2 Installing Java On A Macintosh<text:tab/>12</text:p>
          <text:p text:style-name="P64">3.1.3 Installing Java On A Linux PC<text:tab/>12</text:p>
          <text:p text:style-name="P63">3.2 Downloading And Extracting<text:tab/>13</text:p>
          <text:p text:style-name="P64">3.2.1 Extracting The Archive File For Windows Users<text:tab/>14</text:p>
          <text:p text:style-name="P64">3.2.2 Extracting The Archive File For Unix Users<text:tab/>14</text:p>
          <text:p text:style-name="P63">3.3 MathRider's Directory Structure &amp; Execution Instructions<text:tab/>14</text:p>
          <text:p text:style-name="P64">3.3.1 Executing MathRider On Windows Systems<text:tab/>15</text:p>
          <text:p text:style-name="P64">3.3.2 Executing MathRider On Unix Systems<text:tab/>15</text:p>
          <text:p text:style-name="P66">3.3.2.1 MacOS X<text:tab/>15</text:p>
          <text:p text:style-name="P65">4 The Graphical User Interface<text:tab/>16</text:p>
          <text:p text:style-name="P63">4.1 Buffers And Text Areas<text:tab/>16</text:p>
          <text:p text:style-name="P63">4.2 The Gutter<text:tab/>16</text:p>
          <text:p text:style-name="P63">4.3 Menus<text:tab/>16</text:p>
          <text:p text:style-name="P64">4.3.1 File<text:tab/>17</text:p>
          <text:p text:style-name="P64">4.3.2 Edit<text:tab/>17</text:p>
          <text:p text:style-name="P64">4.3.3 Search<text:tab/>17</text:p>
          <text:p text:style-name="P64">4.3.4 Markers, Folding, and View<text:tab/>18</text:p>
          <text:p text:style-name="P64">4.3.5 Utilities<text:tab/>18</text:p>
          <text:p text:style-name="P64">4.3.6 Macros<text:tab/>18</text:p>
          <text:p text:style-name="P64">4.3.7 Plugins<text:tab/>18</text:p>
          <text:p text:style-name="P64">4.3.8 Help<text:tab/>18</text:p>
          <text:p text:style-name="P63">4.4 The Toolbar<text:tab/>18</text:p>
          <text:p text:style-name="P65">5 MathPiper: A Computer Algebra System For Beginners<text:tab/>20</text:p>
          <text:p text:style-name="P63">5.1 Numeric Vs. Symbolic Computations<text:tab/>20</text:p>
          <text:p text:style-name="P63">5.2 Using The MathPiper Console As A Numeric (Scientific) Calculator<text:tab/>20</text:p>
          <text:p text:style-name="P64">5.2.1 Functions<text:tab/>22</text:p>
          <text:p text:style-name="P64"><text:soft-page-break/>5.2.2 Accessing Previous Input And Results<text:tab/>23</text:p>
          <text:p text:style-name="P64">5.2.3 Syntax Errors<text:tab/>23</text:p>
          <text:p text:style-name="P63">5.3 Using The MathPiper Console As A Symbolic Calculator<text:tab/>24</text:p>
          <text:p text:style-name="P64">5.3.1 Variables<text:tab/>24</text:p>
          <text:p text:style-name="P66">5.3.1.1 Calculating With Unbound Variables<text:tab/>25</text:p>
          <text:p text:style-name="P66">5.3.1.2 Variable And Function Names Are Case Sensitive<text:tab/>27</text:p>
          <text:p text:style-name="P66">5.3.1.3 Using More Than One Variable<text:tab/>27</text:p>
          <text:p text:style-name="P63">5.4 Exercises<text:tab/>28</text:p>
          <text:p text:style-name="P64">5.4.1 Exercise 1<text:tab/>28</text:p>
          <text:p text:style-name="P64">5.4.2 Exercise 2<text:tab/>28</text:p>
          <text:p text:style-name="P64">5.4.3 Exercise 3<text:tab/>28</text:p>
          <text:p text:style-name="P65">6 The MathPiper Documentation Plugin<text:tab/>30</text:p>
          <text:p text:style-name="P63">6.1 Function List<text:tab/>30</text:p>
          <text:p text:style-name="P63">6.2 Mini Web Browser Interface<text:tab/>30</text:p>
          <text:p text:style-name="P63">6.3 Exercises<text:tab/>31</text:p>
          <text:p text:style-name="P64">6.3.1 Exercise 1<text:tab/>31</text:p>
          <text:p text:style-name="P64">6.3.2 Exercise 2<text:tab/>31</text:p>
          <text:p text:style-name="P65">7 Using MathRider As A Programmer's Text Editor<text:tab/>32</text:p>
          <text:p text:style-name="P63">7.1 Creating, Opening, Saving, And Closing Text Files<text:tab/>32</text:p>
          <text:p text:style-name="P63">7.2 Editing Files<text:tab/>32</text:p>
          <text:p text:style-name="P63">7.3 File Modes<text:tab/>32</text:p>
          <text:p text:style-name="P63">7.4 Exercises<text:tab/>33</text:p>
          <text:p text:style-name="P64">7.4.1 Exercise 1<text:tab/>33</text:p>
          <text:p text:style-name="P65">8 MathRider Worksheet Files<text:tab/>34</text:p>
          <text:p text:style-name="P63">8.1 Code Folds<text:tab/>34</text:p>
          <text:p text:style-name="P64">8.1.1 The Description Attribute<text:tab/>35</text:p>
          <text:p text:style-name="P63">8.2 Automatically Inserting Folds &amp; Removing Unpreserved Folds<text:tab/>35</text:p>
          <text:p text:style-name="P63">8.3 Exercises<text:tab/>36</text:p>
          <text:p text:style-name="P64">8.3.1 Exercise 1<text:tab/>36</text:p>
          <text:p text:style-name="P64">8.3.2 Exercise 2<text:tab/>36</text:p>
          <text:p text:style-name="P64">8.3.3 Exercise 3<text:tab/>36</text:p>
          <text:p text:style-name="P64">8.3.4 Exercise 4<text:tab/>36</text:p>
          <text:p text:style-name="P65">9 MathPiper Programming Fundamentals<text:tab/>37</text:p>
          <text:p text:style-name="P63">9.1 Values and Expressions<text:tab/>37</text:p>
          <text:p text:style-name="P63">9.2 Operators<text:tab/>37</text:p>
          <text:p text:style-name="P63">9.3 Operator Precedence<text:tab/>38</text:p>
          <text:p text:style-name="P63">9.4 Changing The Order Of Operations In An Expression<text:tab/>39</text:p>
          <text:p text:style-name="P63">9.5 Functions &amp; Function Names<text:tab/>40</text:p>
          <text:p text:style-name="P63">9.6 Functions That Produce Side Effects<text:tab/>40</text:p>
          <text:p text:style-name="P64">9.6.1 The Echo(), Write(), and NewLine() Functions<text:tab/>41</text:p>
          <text:p text:style-name="P66">9.6.1.1 Echo()<text:tab/>41</text:p>
          <text:p text:style-name="P66"><text:soft-page-break/>9.6.1.2 Write()<text:tab/>43</text:p>
          <text:p text:style-name="P66">9.6.1.3 NewLine()<text:tab/>44</text:p>
          <text:p text:style-name="P63">9.7 Expressions Are Separated By Semicolons<text:tab/>44</text:p>
          <text:p text:style-name="P64">9.7.1 Placing More Than One Expression On A Line In A Fold<text:tab/>45</text:p>
          <text:p text:style-name="P64">9.7.2 Placing More Than One Expression On A Line In The Console Using A Code Block<text:tab/>46</text:p>
          <text:p text:style-name="P63">9.8 Strings<text:tab/>46</text:p>
          <text:p text:style-name="P64">9.8.1 The MathPiper Console and MathPiper Folds Can Access The Same Variables<text:tab/>47</text:p>
          <text:p text:style-name="P64">9.8.2 Using Strings To Make Echo's Output Easier To Read<text:tab/>47</text:p>
          <text:p text:style-name="P64">9.8.3 Accessing The Individual Letters In A String<text:tab/>48</text:p>
          <text:p text:style-name="P63">9.9 Comments<text:tab/>48</text:p>
          <text:p text:style-name="P63">9.10 Exercises<text:tab/>50</text:p>
          <text:p text:style-name="P64">9.10.1 Exercise 1<text:tab/>50</text:p>
          <text:p text:style-name="P64">9.10.2 Exercise 2<text:tab/>50</text:p>
          <text:p text:style-name="P64">9.10.3 Exercise 3<text:tab/>50</text:p>
          <text:p text:style-name="P64">9.10.4 Exercise 4<text:tab/>51</text:p>
          <text:p text:style-name="P64">9.10.5 Exercise 5<text:tab/>51</text:p>
          <text:p text:style-name="P64">9.10.6 Exercise 6<text:tab/>51</text:p>
          <text:p text:style-name="P65">10 Rectangular Selection Mode And Text Area Splitting<text:tab/>53</text:p>
          <text:p text:style-name="P63">10.1 Rectangular Selection Mode<text:tab/>53</text:p>
          <text:p text:style-name="P63">10.2 Text area splitting<text:tab/>53</text:p>
          <text:p text:style-name="P65">11 Working With Random Integers<text:tab/>54</text:p>
          <text:p text:style-name="P63">11.1 Obtaining Nonnegative Random Integers With The RandomInteger() Function<text:tab/>54</text:p>
          <text:p text:style-name="P63">11.2 Simulating The Rolling Of Dice<text:tab/>56</text:p>
          <text:p text:style-name="P65">12 Making Decisions<text:tab/>57</text:p>
          <text:p text:style-name="P63">12.1 Conditional Operators<text:tab/>57</text:p>
          <text:p text:style-name="P63">12.2 Predicate Expressions<text:tab/>60</text:p>
          <text:p text:style-name="P63">12.3 Exercises<text:tab/>60</text:p>
          <text:p text:style-name="P64">12.3.1 Exercise 1<text:tab/>60</text:p>
          <text:p text:style-name="P64">12.3.2 Exercise 2<text:tab/>61</text:p>
          <text:p text:style-name="P63">12.4 Making Decisions With The If() Function &amp; Predicate Expressions<text:tab/>61</text:p>
          <text:p text:style-name="P64">12.4.1 If() Functions Which Include An "Else" Parameter<text:tab/>62</text:p>
          <text:p text:style-name="P63">12.5 Exercises<text:tab/>63</text:p>
          <text:p text:style-name="P64">12.5.1 Exercise 1<text:tab/>63</text:p>
          <text:p text:style-name="P63">12.6 The And(), Or(), &amp; Not() Boolean Functions &amp; Infix Notation<text:tab/>63</text:p>
          <text:p text:style-name="P64">12.6.1 And()<text:tab/>63</text:p>
          <text:p text:style-name="P64">12.6.2 Or()<text:tab/>65</text:p>
          <text:p text:style-name="P64">12.6.3 Not() &amp; Prefix Notation<text:tab/>66</text:p>
          <text:p text:style-name="P63">12.7 Exercises<text:tab/>67</text:p>
          <text:p text:style-name="P64"><text:soft-page-break/>12.7.1 Exercise 1<text:tab/>67</text:p>
          <text:p text:style-name="P64">12.7.2 Exercise 2<text:tab/>68</text:p>
          <text:p text:style-name="P65">13 The While() Looping Function &amp; Bodied Notation<text:tab/>69</text:p>
          <text:p text:style-name="P63">13.1 Printing The Integers From 1 to 10<text:tab/>69</text:p>
          <text:p text:style-name="P63">13.2 Printing The Integers From 1 to 100<text:tab/>71</text:p>
          <text:p text:style-name="P63">13.3 Printing The Odd Integers From 1 To 99<text:tab/>71</text:p>
          <text:p text:style-name="P63">13.4 Printing The Integers From 1 To 100 In Reverse Order<text:tab/>72</text:p>
          <text:p text:style-name="P63">13.5 Expressions Inside Of Code Blocks Are Indented<text:tab/>73</text:p>
          <text:p text:style-name="P63">13.6 Long-Running Loops, Infinite Loops, &amp; Interrupting Execution<text:tab/>73</text:p>
          <text:p text:style-name="P63">13.7 A Program That Simulates Rolling Two Dice 50 Times<text:tab/>74</text:p>
          <text:p text:style-name="P63">13.8 Exercises<text:tab/>76</text:p>
          <text:p text:style-name="P64">13.8.1 Exercise 1<text:tab/>76</text:p>
          <text:p text:style-name="P64">13.8.2 Exercise 2<text:tab/>76</text:p>
          <text:p text:style-name="P64">13.8.3 Exercise 3<text:tab/>76</text:p>
          <text:p text:style-name="P65">14 Predicate Functions<text:tab/>78</text:p>
          <text:p text:style-name="P63">14.1 Finding Prime Numbers With A Loop<text:tab/>79</text:p>
          <text:p text:style-name="P63">14.2 Finding The Length Of A String With The Length() Function<text:tab/>81</text:p>
          <text:p text:style-name="P63">14.3 <text:s/>Converting Numbers To Strings With The String() Function<text:tab/>82</text:p>
          <text:p text:style-name="P63">14.4 Finding Prime Numbers Which End With 7 And Multi-line Function Calls<text:tab/>82</text:p>
          <text:p text:style-name="P63">14.5 Exercises<text:tab/>84</text:p>
          <text:p text:style-name="P64">14.5.1 Exercise 1<text:tab/>84</text:p>
          <text:p text:style-name="P64">14.5.2 Exercise 2<text:tab/>84</text:p>
          <text:p text:style-name="P65">15 Lists: Values That Hold Sequences Of Expressions<text:tab/>85</text:p>
          <text:p text:style-name="P63">15.1 Using While() Loops With Lists <text:tab/>86</text:p>
          <text:p text:style-name="P64">15.1.1 Exercises<text:tab/>88</text:p>
          <text:p text:style-name="P65">16 Functions &amp; Operators Which Loop Internally To Process Lists<text:tab/>89</text:p>
          <text:p text:style-name="P63">16.1 The ForEach() Looping Function<text:tab/>89</text:p>
          <text:p text:style-name="P64">16.1.1 Exercises<text:tab/>90</text:p>
          <text:p text:style-name="P63">16.2 TableForm()<text:tab/>90</text:p>
          <text:p text:style-name="P63">16.3 The .. Range Operator<text:tab/>90</text:p>
          <text:p text:style-name="P63">16.4 Contains()<text:tab/>91</text:p>
          <text:p text:style-name="P63">16.5 Find()<text:tab/>91</text:p>
          <text:p text:style-name="P63">16.6 Count()<text:tab/>92</text:p>
          <text:p text:style-name="P63">16.7 Select()<text:tab/>92</text:p>
          <text:p text:style-name="P63">16.8 The Nth() Function &amp; The [] Operator<text:tab/>93</text:p>
          <text:p text:style-name="P63">16.9 Append() &amp; Nondestructive List Operations<text:tab/>93</text:p>
          <text:p text:style-name="P63">16.10 The : Prepend Operator<text:tab/>94</text:p>
          <text:p text:style-name="P63">16.11 Concat()<text:tab/>94</text:p>
          <text:p text:style-name="P63">16.12 Insert(), Delete(), &amp; Replace()<text:tab/>95</text:p>
          <text:p text:style-name="P63">16.13 Take() <text:tab/>95</text:p>
          <text:p text:style-name="P63"><text:soft-page-break/>16.14 Drop()<text:tab/>96</text:p>
          <text:p text:style-name="P63">16.15 FillList()<text:tab/>97</text:p>
          <text:p text:style-name="P63">16.16 RemoveDuplicates()<text:tab/>97</text:p>
          <text:p text:style-name="P63">16.17 Reverse()<text:tab/>97</text:p>
          <text:p text:style-name="P63">16.18 Partition()<text:tab/>98</text:p>
          <text:p text:style-name="P63">16.19 Functions That Work With Integers<text:tab/>98</text:p>
          <text:p text:style-name="P64">16.19.1 RandomIntegerVector()<text:tab/>99</text:p>
          <text:p text:style-name="P64">16.19.2 Max() &amp; Min()<text:tab/>99</text:p>
          <text:p text:style-name="P64">16.19.3 Div() &amp; Mod()<text:tab/>100</text:p>
          <text:p text:style-name="P64">16.19.4 Gcd()<text:tab/>100</text:p>
          <text:p text:style-name="P64">16.19.5 Lcm()<text:tab/>101</text:p>
          <text:p text:style-name="P64">16.19.6 Add()<text:tab/>101</text:p>
          <text:p text:style-name="P64">16.19.7 Factorize()<text:tab/>102</text:p>
          <text:p text:style-name="P65">17 User Defined Functions<text:tab/>103</text:p>
          <text:p text:style-name="P63">17.1 Global Variables, Local Variables, &amp; Local()<text:tab/>104</text:p>
          <text:p text:style-name="P63">17.2 Applying Functions To List Members<text:tab/>106</text:p>
          <text:p text:style-name="P64">17.2.1 Table() <text:tab/>106</text:p>
        </text:index-body>
      </text:table-of-content>
      <text:p text:style-name="Standard"><text:bookmark-end text:name="DDE_LINK22"/></text:p>
      <text:h text:style-name="P6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6">Susan Addington</text:p>
      <text:p text:style-name="P46">Matthew Moelter </text:p>
      <text:p text:style-name="P46">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1"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0"><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0"><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6"><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4"><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7">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3">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6">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7">cd <text:s text:c="2"/>/Applications/mathrider</text:p>
      <text:p text:style-name="Text_20_body">Run mathrider by typing:</text:p>
      <text:p text:style-name="P47">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5">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
      <text:p text:style-name="Text_20_body">Notice that the multiplication symbol is an asterisk (*), the exponent symbol is a caret (^), and the division symbol is a forward slash (/). <text:s/>These symbols<text:span text:style-name="T37"> </text:span><text:span text:style-name="T38">(along </text:span><text:soft-page-break/><text:span text:style-name="T38">with addtion (+) , subtraction (−), and ones we will talk about later)</text:span><text:span text:style-name="T3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text:soft-page-break/>Result&gt; False</text:p>
      <text:p text:style-name="P23"/>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2"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3">a</text:span>' in <text:span text:style-name="T6">F</text:span><text:span text:style-name="T33">a</text:span><text:span text:style-name="T6">ctor</text:span> can be thought of as <text:span text:style-name="T33">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2">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2"/>
      <text:p text:style-name="P42">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text:soft-page-break/></text:p>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4"/>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18">2 + 3</text:span>;</text:p>
      <text:p text:style-name="P24"><text:s/>4:</text:p>
      <text:p text:style-name="P34"><text:span text:style-name="T31"><text:s/>5:</text:span><text:span text:style-name="T30">%/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4"><text:s/>1:</text:span><text:span text:style-name="T29">%mathpiper</text:span></text:p>
      <text:p text:style-name="P24"><text:s/>2:</text:p>
      <text:p text:style-name="P23"><text:span text:style-name="T14"><text:s/>3:</text:span><text:span text:style-name="T17">2 + 3</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text:span text:style-name="T20"> <text:s text:c="5"/>Result:</text:span> 5</text:p>
      <text:p text:style-name="P35"><text:span text:style-name="T14"><text:s/>9:</text:span><text:span text:style-name="T20">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9">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4"><text:s/>1:</text:span><text:span text:style-name="T29">%mathpiper,description="Add two numbers together."</text:span></text:p>
      <text:p text:style-name="P24"><text:s/>2:</text:p>
      <text:p text:style-name="P23"><text:span text:style-name="T14"><text:s/>3:</text:span><text:span text:style-name="T18">2 + 3</text:span>;</text:p>
      <text:p text:style-name="P24"><text:s/>4:</text:p>
      <text:p text:style-name="P34"><text:span text:style-name="T31"><text:s/>5:</text:span><text:span text:style-name="T30">%/mathpiper</text:span></text:p>
      <text:p text:style-name="P43"><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7"><text:span text:style-name="T20">3</text:span> </text:p>
      <text:p text:style-name="Text_20_body">represents the number three, the value:</text:p>
      <text:p text:style-name="P48"><text:span text:style-name="T22">0.5</text:span> </text:p>
      <text:p text:style-name="Text_20_body">represents the number one half, and the value: </text:p>
      <text:p text:style-name="P51">"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49">3</text:p>
      <text:p text:style-name="P49">2 + 3</text:p>
      <text:p text:style-name="P49"><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7">^<text:tab/>Exponents are evaluated right to left.</text:p>
      <text:p text:style-name="P54"><text:soft-page-break/>*,%,/<text:tab/>Then multiplication, remainder, and division operations are evaluated left to right.</text:p>
      <text:p text:style-name="P47">+, −<text:tab/>Finally, addition and subtraction are evaluated left to right.</text:p>
      <text:p text:style-name="P47"/>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0"><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9">^</text:span>3</text:p>
      <text:p text:style-name="P31">5 + 6<text:span text:style-name="T9">*</text:span>21/18 - <text:span text:style-name="T23">8</text:span></text:p>
      <text:p text:style-name="P31">5 + <text:span text:style-name="T23">126</text:span><text:span text:style-name="T9">/</text:span>18 - 8</text:p>
      <text:p text:style-name="P31">5 <text:span text:style-name="T9">+</text:span> <text:span text:style-name="T23">7</text:span> - 8</text:p>
      <text:p text:style-name="P31"><text:span text:style-name="T23">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3">8</text:span> in the expression below it. <text:s/>In the second expression, the <text:span text:style-name="T9">*</text:span> operator is executed next, and so on. <text:s/>The last expression shows that the final result after all of the operators have been evaluated is <text:span text:style-name="T23">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0">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Finally, addition and subtraction are evaluated left to right.</text:p>
      <text:p text:style-name="P42"/>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4"><text:s/>1:</text:span><text:span text:style-name="T29">%mathpiper</text:span></text:p>
      <text:p text:style-name="P24"><text:s/>2:</text:p>
      <text:p text:style-name="P23"><text:span text:style-name="T14"><text:s/>3:</text:span><text:span text:style-name="T15">Echo</text:span><text:span text:style-name="T5">(</text:span><text:span text:style-name="T8">1</text:span><text:span text:style-name="T5">)</text:span>;</text:p>
      <text:p text:style-name="P24"><text:s/>4:</text:p>
      <text:p text:style-name="P23"><text:span text:style-name="T14"><text:s/>5:</text:span><text:span text:style-name="T15">Echo</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1 </text:p>
      <text:p text:style-name="P23"><text:span text:style-name="T14">16:</text:span> <text:s text:c="5"/>3 </text:p>
      <text:p text:style-name="P23"><text:span text:style-name="T14">17:</text:span> <text:s text:c="5"/>6</text:p>
      <text:p text:style-name="P34"><text:span text:style-name="T14">18:</text:span> <text:s text:c="3"/><text:span text:style-name="T20">%/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b <text:span text:style-name="T5">:=</text:span> <text:span text:style-name="T8">2</text:span>;</text:p>
      <text:p text:style-name="P23"><text:span text:style-name="T14"><text:s/>5:</text:span>c <text:span text:style-name="T5">:=</text:span> <text:span text:style-name="T8">3</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3</text:p>
      <text:p text:style-name="P33"><text:span text:style-name="T12">11:</text:span><text:span text:style-name="T10"> <text:s text:c="3"/></text:span><text:span text:style-name="T20">%/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32"/><text:bookmark-start text:name="DDE_LINK29"/><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c<text:span text:style-name="T5">)</text:span>;</text:p>
      <text:p text:style-name="P24">11:</text:p>
      <text:p text:style-name="P23"><text:span text:style-name="T14">12:</text:span><text:span text:style-name="T29">%/mathpiper</text:span><text:bookmark-end text:name="DDE_LINK32"/><text:bookmark-end text:name="DDE_LINK29"/></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1 </text:p>
      <text:p text:style-name="P23"><text:span text:style-name="T14">19:</text:span> <text:s text:c="5"/>2 </text:p>
      <text:p text:style-name="P23"><text:span text:style-name="T14">20:</text:span> <text:s text:c="5"/>3</text:p>
      <text:p text:style-name="P33"><text:span text:style-name="T12">21:</text:span><text:span text:style-name="T10"> <text:s text:c="3"/></text:span><text:span text:style-name="T20">%/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4"><text:s/>1:</text:span><text:span text:style-name="T29">%mathpiper</text:span></text:p>
      <text:p text:style-name="P24"><text:s/>2:</text:p>
      <text:p text:style-name="P23"><text:span text:style-name="T14"><text:s/>3:</text:span><text:span text:style-name="T15">Write</text:span><text:span text:style-name="T5">(</text:span><text:span text:style-name="T8">1</text:span><text:span text:style-name="T5">)</text:span>;</text:p>
      <text:p text:style-name="P24"><text:s/>4:</text:p>
      <text:p text:style-name="P23"><text:span text:style-name="T14"><text:s/>5:</text:span><text:span text:style-name="T15">Write</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oft-page-break/><text:span text:style-name="T14">13:</text:span> <text:s text:c="5"/></text:p>
      <text:p text:style-name="P23"><text:span text:style-name="T14">14:</text:span> <text:s text:c="5"/><text:span text:style-name="T34">Side Effects:</text:span></text:p>
      <text:p text:style-name="P23"><text:span text:style-name="T14">15:</text:span> <text:s text:c="5"/>1 3 6</text:p>
      <text:p text:style-name="P34"><text:span text:style-name="T14">16:</text:span> <text:s text:c="3"/><text:span text:style-name="T20">%/output</text:span></text:p>
      <text:p text:style-name="P36">Write() and Echo() have other differences besides the one discussed here and more information about them can be found in the documentation for these functions.</text:p>
      <text:h text:style-name="Heading_20_4" text:outline-level="4">NewLine()</text:h>
      <text:p text:style-name="P36">The <text:span text:style-name="T6">NewLine()</text:span> function simply prints a blank line in the side effects output. <text:s/>It is useful for placing vertical space between printed lines:</text:p>
      <text:p text:style-name="P23"><text:bookmark-start text:name="DDE_LINK321"/><text:bookmark-start text:name="DDE_LINK292"/><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3"><text:span text:style-name="T14"><text:s/>5:</text:span><text:span text:style-name="T16">NewLine</text:span><text:span text:style-name="T5">()</text:span>;</text:p>
      <text:p text:style-name="P24"><text:s/>6:</text:p>
      <text:p text:style-name="P23"><text:span text:style-name="T14"><text:s/>7:</text:span>b <text:span text:style-name="T5">:=</text:span> <text:span text:style-name="T8">2</text:span>;</text:p>
      <text:p text:style-name="P23"><text:span text:style-name="T14"><text:s/>8:</text:span><text:span text:style-name="T15">Echo</text:span><text:span text:style-name="T5">(</text:span>b<text:span text:style-name="T5">)</text:span>;</text:p>
      <text:p text:style-name="P23"><text:span text:style-name="T14"><text:s/>9:</text:span><text:span text:style-name="T16">NewLine</text:span><text:span text:style-name="T5">()</text:span>;</text:p>
      <text:p text:style-name="P24">10:</text:p>
      <text:p text:style-name="P23"><text:span text:style-name="T14">11:</text:span>c <text:span text:style-name="T5">:=</text:span> <text:span text:style-name="T8">3</text:span>;</text:p>
      <text:p text:style-name="P23"><text:span text:style-name="T14">12:</text:span><text:span text:style-name="T15">Echo</text:span><text:span text:style-name="T5">(</text:span>c<text:span text:style-name="T5">)</text:span>;</text:p>
      <text:p text:style-name="P24">13:</text:p>
      <text:p text:style-name="P23"><text:span text:style-name="T14">14:</text:span><text:span text:style-name="T29">%/mathpiper</text:span><text:bookmark-end text:name="DDE_LINK321"/><text:bookmark-end text:name="DDE_LINK292"/></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text:p>
      <text:p text:style-name="P24">21:</text:p>
      <text:p text:style-name="P23"><text:span text:style-name="T14">22:</text:span> <text:s text:c="5"/>2 </text:p>
      <text:p text:style-name="P24">23:</text:p>
      <text:p text:style-name="P23"><text:span text:style-name="T14">24:</text:span> <text:s text:c="5"/>3</text:p>
      <text:p text:style-name="P33"><text:span text:style-name="T12">25:</text:span><text:span text:style-name="T10"> <text:s text:c="3"/></text:span><text:span text:style-name="T20">%/output</text:span></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oft-page-break/><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bookmark-start text:name="DDE_LINK30"/>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bookmark-end text:name="DDE_LINK30"/></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4"><text:span text:style-name="T14">14:</text:span><text:span text:style-name="T20">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3"><text:span text:style-name="T12">14:</text:span><text:span text:style-name="T20"> <text:s text:c="3"/>%/output</text:span></text:p>
      <text:h text:style-name="Heading_20_3" text:outline-level="3"><text:bookmark-start text:name="DDE_LINK33"/><text:soft-page-break/>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7">Side Effects&gt;</text:p>
      <text:p text:style-name="P27">1 </text:p>
      <text:p text:style-name="P27">2 </text:p>
      <text:p text:style-name="P27">3</text:p>
      <text:p text:style-name="P27"/>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7">Side Effects&gt;</text:p>
      <text:p text:style-name="P27">1 </text:p>
      <text:p text:style-name="P27">2 </text:p>
      <text:p text:style-name="P27">3</text:p>
      <text:p text:style-name="P27"/>
      <text:p text:style-name="P42">Code blocks are very powerful and we will be discussing them further in later sections.</text:p>
      <text:h text:style-name="Heading_20_2" text:outline-level="2">Strings</text:h>
      <text:p text:style-name="Text_20_body">A <text:span text:style-name="T6">string</text:span> is a <text:span text:style-name="T6">value</text:span> that is used to hold text-based information. <text:s/>The typical <text:soft-page-break/>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4"><text:s/>1:</text:span><text:span text:style-name="T29">%mathpiper</text:span></text:p>
      <text:p text:style-name="P24"><text:s/>2:</text:p>
      <text:p text:style-name="P23"><text:span text:style-name="T14"><text:s/>3:</text:span><text:bookmark-start text:name="DDE_LINK3"/>a <text:span text:style-name="T5">:=</text:span> <text:span text:style-name="T17">"Hello, I am a string."</text:span>;<text:bookmark-end text:name="DDE_LINK3"/></text:p>
      <text:p text:style-name="P23"><text:span text:style-name="T14"><text:s/>4:</text:span><text:span text:style-name="T15">Echo</text:span><text:span text:style-name="T5">(</text:span>a<text:span text:style-name="T5">)</text:span>;</text:p>
      <text:p text:style-name="P24"><text:s/>5:</text:p>
      <text:p text:style-name="P23"><text:span text:style-name="T14"><text:s/>6:</text:span><text:span text:style-name="T29">%/mathpiper</text:span></text:p>
      <text:p text:style-name="P24"><text:s/>7:</text:p>
      <text:p text:style-name="P23"><text:span text:style-name="T14"><text:s/>8:</text:span> <text:s text:c="3"/><text:span text:style-name="T20">%output,preserve="false"</text:span></text:p>
      <text:p text:style-name="P23"><text:span text:style-name="T14"><text:s/>9:</text:span> <text:s text:c="5"/><text:span text:style-name="T20">Result:</text:span> True</text:p>
      <text:p text:style-name="P23"><text:span text:style-name="T14">10:</text:span> <text:s text:c="5"/></text:p>
      <text:p text:style-name="P23"><text:span text:style-name="T14">11:</text:span> <text:s text:c="5"/><text:span text:style-name="T34">Side Effects:</text:span></text:p>
      <text:p text:style-name="P23"><text:span text:style-name="T14">12:</text:span> <text:s text:c="5"/>Hello, I am a string.</text:p>
      <text:p text:style-name="P34"><text:span text:style-name="T14">13:</text:span> <text:s text:c="3"/><text:span text:style-name="T20">%/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text:span text:style-name="T19">"Variable a: "</text:span><text:span text:style-name="T5">, </text:span>a<text:span text:style-name="T5">)</text:span>;</text:p>
      <text:p text:style-name="P24"><text:s/>5:</text:p>
      <text:p text:style-name="P23"><text:soft-page-break/><text:span text:style-name="T14"><text:s/>6:</text:span>b <text:span text:style-name="T5">:=</text:span> <text:span text:style-name="T8">2</text:span>;</text:p>
      <text:p text:style-name="P23"><text:span text:style-name="T14"><text:s/>7:</text:span><text:span text:style-name="T15">Echo</text:span><text:span text:style-name="T5">(</text:span><text:span text:style-name="T19">"Variable b: "</text:span><text:span text:style-name="T5">, </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text:span text:style-name="T19">"Variable c: "</text:span><text:span text:style-name="T5">, </text:span>c<text:span text:style-name="T5">)</text:span>;</text:p>
      <text:p text:style-name="P24">11:</text:p>
      <text:p text:style-name="P23"><text:span text:style-name="T14">12:</text:span><text:span text:style-name="T29">%/mathpiper</text:span><text:bookmark-end text:name="DDE_LINK291"/></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Variable a: 1 </text:p>
      <text:p text:style-name="P23"><text:span text:style-name="T14">19:</text:span> <text:s text:c="5"/>Variable b: 2 </text:p>
      <text:p text:style-name="P23"><text:span text:style-name="T14">20:</text:span> <text:s text:c="5"/>Variable c: 3</text:p>
      <text:p text:style-name="P33"><text:span text:style-name="T12">21:</text:span><text:span text:style-name="T10"> <text:s text:c="3"/></text:span><text:span text:style-name="T20">%/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text:soft-page-break/>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4"><text:s/>1:</text:span><text:span text:style-name="T29">%mathpiper</text:span></text:p>
      <text:p text:style-name="P23"><text:span text:style-name="T14"><text:s/>2:</text:span><text:span text:style-name="T26">//This is a comment.</text:span></text:p>
      <text:p text:style-name="P24"><text:s/>3:</text:p>
      <text:p text:style-name="P23"><text:span text:style-name="T14"><text:s/>4:</text:span>x <text:span text:style-name="T5">:=</text:span> <text:span text:style-name="T8">2</text:span>; <text:span text:style-name="T26">//Set the variable x equal to 2.</text:span></text:p>
      <text:p text:style-name="P24"><text:s/>5:</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2</text:p>
      <text:p text:style-name="P33"><text:span text:style-name="T12">11:</text:span><text:span text:style-name="T10"> <text:s text:c="3"/></text:span><text:span text:style-name="T20">%/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text:span></text:p>
      <text:p text:style-name="P23"><text:span text:style-name="T14"><text:s/>4:</text:span><text:span text:style-name="T25"> </text:span><text:span text:style-name="T26">This is a longer comment and it uses</text:span></text:p>
      <text:p text:style-name="P23"><text:span text:style-name="T14"><text:s/>5:</text:span><text:span text:style-name="T25"> </text:span><text:span text:style-name="T26">more than one line. The following</text:span></text:p>
      <text:p text:style-name="P23"><text:span text:style-name="T14"><text:s/>6:</text:span><text:span text:style-name="T25"> </text:span><text:span text:style-name="T26">code assigns the number 3 to variable</text:span></text:p>
      <text:p text:style-name="P23"><text:span text:style-name="T14"><text:s/>7:</text:span><text:span text:style-name="T25"> </text:span><text:span text:style-name="T26">x and then returns it as a result.</text:span></text:p>
      <text:p text:style-name="P23"><text:span text:style-name="T14"><text:s/>8:</text:span><text:span text:style-name="T26">*/</text:span></text:p>
      <text:p text:style-name="P24"><text:s/>9:</text:p>
      <text:p text:style-name="P23"><text:span text:style-name="T14">10:</text:span>x <text:span text:style-name="T5">:=</text:span> <text:span text:style-name="T8">3</text:span>;</text:p>
      <text:p text:style-name="P24">11:</text:p>
      <text:p text:style-name="P23"><text:span text:style-name="T14">12:</text:span><text:span text:style-name="T29">%/mathpiper</text:span></text:p>
      <text:p text:style-name="P24">13:</text:p>
      <text:p text:style-name="P23"><text:span text:style-name="T14">14:</text:span> <text:s text:c="3"/><text:span text:style-name="T20">%output,preserve="false"</text:span></text:p>
      <text:p text:style-name="P23"><text:span text:style-name="T14">15:</text:span> <text:s text:c="5"/><text:span text:style-name="T20">Result:</text:span> 3</text:p>
      <text:p text:style-name="P34"><text:span text:style-name="T21">16:</text:span><text:span text:style-name="T20"> <text:s text:c="3"/>%/output</text:span></text:p>
      <text:h text:style-name="Heading_20_2" text:outline-level="2"><text:soft-page-break/>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4"><text:s/>1:</text:span><text:span text:style-name="T29">%mathpiper,description="Exercise 1"</text:span></text:p>
      <text:p text:style-name="P24"><text:s/>2:</text:p>
      <text:p text:style-name="P23"><text:span text:style-name="T14"><text:s/>3:</text:span><text:span text:style-name="T27">//Sample fold.</text:span></text:p>
      <text:p text:style-name="P24"><text:s/>4:</text:p>
      <text:p text:style-name="P34"><text:span text:style-name="T31"><text:s/>5:</text:span><text:span text:style-name="T30">%/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text:soft-page-break/>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text:soft-page-break/></text:p>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7">1) <text:s/>Type 3 or 4 lines of text into a text area.</text:p>
      <text:p text:style-name="P47">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50"><text:span text:style-name="T13">3) Turn rectangular selection on and then select some text in order to see how this is different than normal selection mode. <text:s/></text:span>When you are done experimenting, set rectangular selection mode to off.</text:p>
      <text:p text:style-name="P57">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8"><text:s text:c="2"/>x = y</text:p>
          </table:table-cell>
          <table:table-cell table:style-name="Table2.B2" office:value-type="string">
            <text:p text:style-name="P38">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8"><text:s text:c="2"/>x != y</text:p>
          </table:table-cell>
          <table:table-cell table:style-name="Table2.B2" office:value-type="string">
            <text:p text:style-name="P37">Returns <text:span text:style-name="T6">True</text:span> if the values are not equal and <text:span text:style-name="T6">False</text:span> if they are equal.</text:p>
          </table:table-cell>
        </table:table-row>
        <table:table-row>
          <table:table-cell table:style-name="Table2.A2" office:value-type="string">
            <text:p text:style-name="P38"><text:s text:c="2"/>x &lt; y</text:p>
          </table:table-cell>
          <table:table-cell table:style-name="Table2.B4" office:value-type="string">
            <text:p text:style-name="P37">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8"><text:s text:c="2"/>x &lt;= y</text:p>
          </table:table-cell>
          <table:table-cell table:style-name="Table2.B4" office:value-type="string">
            <text:p text:style-name="P37">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8"><text:s text:c="2"/>x &gt; y</text:p>
          </table:table-cell>
          <table:table-cell table:style-name="Table2.B4" office:value-type="string">
            <text:p text:style-name="P37">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8"><text:s text:c="2"/>x &gt;= y</text:p>
          </table:table-cell>
          <table:table-cell table:style-name="Table2.B4" office:value-type="string">
            <text:p text:style-name="P37">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
      <text:p text:style-name="Preformatted_20_Text"><text:soft-page-break/>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2:</text:span><text:span text:style-name="T26">// Example 1.</text:span></text:p>
      <text:p text:style-name="P23"><text:span text:style-name="T14"><text:s/>3:</text:span>x <text:span text:style-name="T5">:=</text:span> <text:span text:style-name="T8">2</text:span>;</text:p>
      <text:p text:style-name="P23"><text:span text:style-name="T14"><text:s/>4:</text:span>y <text:span text:style-name="T5">:=</text:span> <text:span text:style-name="T8">3</text:span>; </text:p>
      <text:p text:style-name="P24"><text:s/>5:</text:p>
      <text:p text:style-name="P23"><text:span text:style-name="T14"><text:s/>6:</text:span><text:span text:style-name="T15">Echo</text:span><text:span text:style-name="T5">(</text:span>x, <text:span text:style-name="T17">"= "</text:span>, y, <text:span text:style-name="T17">":"</text:span>, x <text:span text:style-name="T5">=</text:span> y<text:span text:style-name="T5">)</text:span>;</text:p>
      <text:p text:style-name="P23"><text:span text:style-name="T14"><text:s/>7:</text:span><text:span text:style-name="T15">Echo</text:span><text:span text:style-name="T5">(</text:span>x, <text:span text:style-name="T17">"!= "</text:span>, y, <text:span text:style-name="T17">":"</text:span>, x <text:span text:style-name="T5">!=</text:span> y);</text:p>
      <text:p text:style-name="P23"><text:span text:style-name="T14"><text:s/>8:</text:span><text:span text:style-name="T15">Echo</text:span><text:span text:style-name="T5">(</text:span>x, <text:span text:style-name="T17">"&lt; "</text:span>, y, <text:span text:style-name="T17">":"</text:span>, x <text:span text:style-name="T5">&lt;</text:span> y);</text:p>
      <text:p text:style-name="P23"><text:span text:style-name="T14"><text:s/>9:</text:span><text:span text:style-name="T15">Echo</text:span><text:span text:style-name="T5">(</text:span>x, <text:span text:style-name="T17">"&lt;= "</text:span>, y, <text:span text:style-name="T17">":"</text:span>, x <text:span text:style-name="T5">&lt;=</text:span> y);</text:p>
      <text:p text:style-name="P23"><text:span text:style-name="T14">10:</text:span><text:span text:style-name="T15">Echo</text:span><text:span text:style-name="T5">(</text:span>x, <text:span text:style-name="T17">"&gt; "</text:span>, y, <text:span text:style-name="T17">":"</text:span>, x <text:span text:style-name="T5">&gt;</text:span> y);</text:p>
      <text:p text:style-name="P23"><text:span text:style-name="T14">11:</text:span><text:span text:style-name="T15">Echo</text:span><text:span text:style-name="T5">(</text:span>x, <text:span text:style-name="T17">"&gt;= "</text:span>, y, <text:span text:style-name="T17">":"</text:span>, x <text:span text:style-name="T5">&gt;=</text:span> y);</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2 = 3 :False </text:p>
      <text:p text:style-name="P23"><text:span text:style-name="T14">20:</text:span> <text:s text:c="5"/>2 != 3 :True </text:p>
      <text:p text:style-name="P23"><text:span text:style-name="T14">21:</text:span> <text:s text:c="5"/>2 &lt; 3 :True </text:p>
      <text:p text:style-name="P23"><text:span text:style-name="T14">22:</text:span> <text:s text:c="5"/>2 &lt;= 3 :True </text:p>
      <text:p text:style-name="P23"><text:span text:style-name="T14">23:</text:span> <text:s text:c="5"/>2 &gt; 3 :False </text:p>
      <text:p text:style-name="P23"><text:span text:style-name="T14">24:</text:span> <text:s text:c="5"/>2 &gt;= 3 :False</text:p>
      <text:p text:style-name="P34"><text:bookmark-start text:name="DDE_LINK4"/><text:span text:style-name="T14">25:</text:span> <text:s text:c="3"/><text:span text:style-name="T20">%/output</text:span><text:bookmark-end text:name="DDE_LINK4"/></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5"> <text:s text:c="3"/></text:span><text:span text:style-name="T26">// Example 2.</text:span></text:p>
      <text:p text:style-name="P23"><text:span text:style-name="T14"><text:s/>4:</text:span><text:span text:style-name="T25"> <text:s text:c="3"/></text:span>x <text:span text:style-name="T5">:=</text:span> <text:span text:style-name="T8">2</text:span>;</text:p>
      <text:p text:style-name="P23"><text:span text:style-name="T14"><text:s/>5:</text:span><text:span text:style-name="T25"> <text:s text:c="3"/></text:span>y <text:span text:style-name="T5">:=</text:span> <text:span text:style-name="T8">2</text:span>; <text:s/></text:p>
      <text:p text:style-name="P24"><text:s/>6:</text:p>
      <text:p text:style-name="P23"><text:span text:style-name="T14"><text:s/>7:</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8:</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9:</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0:</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1:</text:span><text:span text:style-name="T25"> <text:s text:c="3"/></text:span><text:span text:style-name="T15">Echo</text:span><text:span text:style-name="T5">(</text:span>x, <text:span text:style-name="T17">"&gt; "</text:span>, y, <text:span text:style-name="T17">":"</text:span>, x <text:span text:style-name="T5">&gt;</text:span> y<text:span text:style-name="T6">)</text:span>;</text:p>
      <text:p text:style-name="P23"><text:span text:style-name="T14">12:</text:span><text:span text:style-name="T25"> <text:s text:c="3"/></text:span><text:span text:style-name="T15">Echo</text:span><text:span text:style-name="T5">(</text:span>x, <text:span text:style-name="T17">"&gt;= "</text:span>, y, <text:span text:style-name="T17">":"</text:span>, x <text:span text:style-name="T5">&gt;=</text:span> y<text:span text:style-name="T5">)</text:span>;</text:p>
      <text:p text:style-name="P24"><text:soft-page-break/>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2 = 2 :True </text:p>
      <text:p text:style-name="P23"><text:span text:style-name="T14">21:</text:span> <text:s text:c="5"/>2 != 2 :False </text:p>
      <text:p text:style-name="P23"><text:span text:style-name="T14">22:</text:span> <text:s text:c="5"/>2 &lt; 2 :False </text:p>
      <text:p text:style-name="P23"><text:span text:style-name="T14">23:</text:span> <text:s text:c="5"/>2 &lt;= 2 :True </text:p>
      <text:p text:style-name="P23"><text:span text:style-name="T14">24:</text:span> <text:s text:c="5"/>2 &gt; 2 :False </text:p>
      <text:p text:style-name="P23"><text:span text:style-name="T14">25:</text:span> <text:s text:c="5"/>2 &gt;= 2 :True</text:p>
      <text:p text:style-name="P34"><text:span text:style-name="T14">25:</text:span> <text:s text:c="3"/><text:span text:style-name="T20">%/output</text:span></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 Example 3.</text:span></text:p>
      <text:p text:style-name="P23"><text:span text:style-name="T14"><text:s/>4:</text:span>x <text:span text:style-name="T5">:=</text:span> <text:span text:style-name="T8">3</text:span>;</text:p>
      <text:p text:style-name="P23"><text:span text:style-name="T14"><text:s/>5:</text:span>y <text:span text:style-name="T5">:=</text:span> <text:span text:style-name="T8">2</text:span>; </text:p>
      <text:p text:style-name="P24"><text:s/>6:</text:p>
      <text:p text:style-name="P23"><text:span text:style-name="T14"><text:s/>7:</text:span><text:span text:style-name="T15">Echo</text:span><text:span text:style-name="T5">(</text:span>x, <text:span text:style-name="T17">"= "</text:span>, y, <text:span text:style-name="T17">":"</text:span>, x <text:span text:style-name="T5">=</text:span> y<text:span text:style-name="T5">)</text:span>;</text:p>
      <text:p text:style-name="P23"><text:span text:style-name="T14"><text:s/>8:</text:span><text:span text:style-name="T15">Echo</text:span><text:span text:style-name="T5">(</text:span>x, <text:span text:style-name="T17">"!= "</text:span>, y, <text:span text:style-name="T17">":"</text:span>, x <text:span text:style-name="T5">!=</text:span> y<text:span text:style-name="T5">)</text:span>;</text:p>
      <text:p text:style-name="P23"><text:span text:style-name="T14"><text:s/>9:</text:span><text:span text:style-name="T15">Echo</text:span><text:span text:style-name="T5">(</text:span>x, <text:span text:style-name="T17">"&lt; "</text:span>, y, <text:span text:style-name="T17">":"</text:span>, x <text:span text:style-name="T5">&lt;</text:span> y<text:span text:style-name="T5">)</text:span>;</text:p>
      <text:p text:style-name="P23"><text:span text:style-name="T14">10:</text:span><text:span text:style-name="T15">Echo</text:span><text:span text:style-name="T5">(</text:span>x, <text:span text:style-name="T17">"&lt;= "</text:span>, y, <text:span text:style-name="T17">":"</text:span>, x <text:span text:style-name="T5">&lt;=</text:span> y<text:span text:style-name="T5">)</text:span>;</text:p>
      <text:p text:style-name="P23"><text:span text:style-name="T14">11:</text:span><text:span text:style-name="T15">Echo</text:span><text:span text:style-name="T5">(</text:span>x, <text:span text:style-name="T17">"&gt; "</text:span>, y, <text:span text:style-name="T17">":"</text:span>, x <text:span text:style-name="T5">&gt;</text:span> y<text:span text:style-name="T5">)</text:span>;</text:p>
      <text:p text:style-name="P23"><text:span text:style-name="T14">12:</text:span><text:span text:style-name="T15">Echo</text:span><text:span text:style-name="T5">(</text:span>x, <text:span text:style-name="T17">"&gt;= "</text:span>, y, <text:span text:style-name="T17">":"</text:span>, x <text:span text:style-name="T5">&gt;=</text:span> y<text:span text:style-name="T5">)</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3 = 2 :False </text:p>
      <text:p text:style-name="P23"><text:span text:style-name="T14">21:</text:span> <text:s text:c="5"/>3 != 2 :True </text:p>
      <text:p text:style-name="P23"><text:span text:style-name="T14">22:</text:span> <text:s text:c="5"/>3 &lt; 2 :False </text:p>
      <text:p text:style-name="P23"><text:span text:style-name="T14">23:</text:span> <text:s text:c="5"/>3 &lt;= 2 :False </text:p>
      <text:p text:style-name="P23"><text:span text:style-name="T14">24:</text:span> <text:s text:c="5"/>3 &gt; 2 :True </text:p>
      <text:p text:style-name="P23"><text:span text:style-name="T14">25:</text:span> <text:s text:c="5"/>3 &gt;= 2 :True</text:p>
      <text:p text:style-name="P33"><text:bookmark-start text:name="DDE_LINK5"/><text:span text:style-name="T12">26:</text:span><text:span text:style-name="T10"> <text:s text:c="3"/></text:span><text:span text:style-name="T20">%/output</text:span><text:bookmark-end text:name="DDE_LINK5"/></text:p>
      <text:p text:style-name="Text_20_body">Conditional operators are placed at a lower level of precedence than the other operators we have covered to this point:</text:p>
      <text:p text:style-name="Preformatted_20_Text"/>
      <text:p text:style-name="P52">()<text:tab/>Parentheses are evaluated from the inside out.</text:p>
      <text:p text:style-name="P52">^<text:tab/>Then exponents are evaluated right to left.</text:p>
      <text:p text:style-name="P52"><text:soft-page-break/>*,%,/ Then multiplication, remainder, and division operations are evaluated left to right.</text:p>
      <text:p text:style-name="P52">+, − Then addition and subtraction are evaluated left to right.</text:p>
      <text:p text:style-name="P52">=,!=,&lt;,&lt;=,&gt;,&gt;= <text:s/>Finally, conditional operators are evaluated.</text:p>
      <text:p text:style-name="P56"/>
      <text:h text:style-name="Heading_20_2" text:outline-level="2">Predicate Expressions</text:h>
      <text:p text:style-name="P5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6</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6 is greater than 5.</text:p>
      <text:p text:style-name="P23"><text:span text:style-name="T14">16:</text:span> <text:s text:c="5"/>End of program.</text:p>
      <text:p text:style-name="P33"><text:bookmark-start text:name="DDE_LINK6"/><text:span text:style-name="T12">17:</text:span><text:span text:style-name="T10"> <text:s text:c="3"/></text:span><text:span text:style-name="T20">%/output</text:span><text:bookmark-end text:name="DDE_LINK6"/></text:p>
      <text:p text:style-name="Text_20_body">In this program, x has been set to 6 and therefore the expression x &gt; 5 is <text:span text:style-name="T6">True</text:span>. <text:s/>When the <text:span text:style-name="T6">If()</text:span> functions evaluates the <text:span text:style-name="T6">predicate expression</text:span> and determines it is <text:soft-page-break/><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4"><text:s/>1:</text:span><text:span text:style-name="T29">%mathpiper</text:span></text:p>
      <text:p text:style-name="P24"><text:s/>2:</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End of program.</text:p>
      <text:p text:style-name="P33"><text:span text:style-name="T12">16:</text:span><text:span text:style-name="T10"> <text:s text:c="3"/></text:span><text:span text:style-name="T20">%/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4</text:span>;</text:p>
      <text:p text:style-name="P24"><text:s/>4:</text:p>
      <text:p text:style-name="P23"><text:span text:style-name="T14"><text:s/>5:</text:span><text:bookmark-start text:name="DDE_LINK34"/><text:span text:style-name="T15">If</text:span><text:span text:style-name="T5">(</text:span>x <text:span text:style-name="T5">&gt;</text:span> <text:span text:style-name="T8">5</text:span>,<text:span text:style-name="T15">Echo</text:span><text:span text:style-name="T5">(</text:span>x,<text:span text:style-name="T17">"is greater than 5."</text:span><text:span text:style-name="T5">)</text:span>,<text:span text:style-name="T15">Echo</text:span><text:span text:style-name="T5">(</text:span>x,<text:span text:style-name="T17">"is NOT greater than 5."</text:span><text:span text:style-name="T5">))</text:span>;<text:bookmark-end text:name="DDE_LINK34"/></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bookmark-end text:name="DDE_LINK31"/></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4 is NOT greater than 5.</text:p>
      <text:p text:style-name="P23"><text:span text:style-name="T14">16:</text:span> <text:s text:c="5"/>End of program.</text:p>
      <text:p text:style-name="P34"><text:soft-page-break/><text:span text:style-name="T14">17:</text:span> <text:s text:c="3"/><text:span text:style-name="T20">%/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
      <text:p text:style-name="Text_20_body">The second format (or notation) that can be used to call the And() function is <text:soft-page-break/>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And b <text:span text:style-name="T5">&lt;</text:span> <text:span text:style-name="T8">10</text:span><text:span text:style-name="T6">)</text:span>;</text:p>
      <text:p text:style-name="P23"><text:span text:style-name="T14"><text:s/>7:</text:span><text:span text:style-name="T15">Echo</text:span><text:span text:style-name="T5">(</text:span><text:span text:style-name="T17">"2: "</text:span>, a <text:span text:style-name="T5">&gt;</text:span> <text:span text:style-name="T8">5</text:span> And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lt;</text:span> <text:span text:style-name="T8">5</text:span> And b <text:span text:style-name="T5">&gt;</text:span> <text:span text:style-name="T8">10</text:span><text:span text:style-name="T5">)</text:span>;</text:p>
      <text:p text:style-name="P23"><text:span text:style-name="T14"><text:s/>9:</text:span><text:span text:style-name="T15">Echo</text:span><text:span text:style-name="T5">(</text:span><text:span text:style-name="T17">"4: "</text:span>, a <text:span text:style-name="T5">&gt;</text:span> <text:span text:style-name="T8">5</text:span> And b <text:span text:style-name="T5">&lt;</text:span> <text:span text:style-name="T8">10</text:span><text:span text:style-name="T5">)</text:span>;</text:p>
      <text:p text:style-name="P24">10:</text:p>
      <text:p text:style-name="P23"><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7">"These expressions are both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False </text:p>
      <text:p text:style-name="P23"><text:span text:style-name="T14">20:</text:span> <text:s text:c="5"/>2: False </text:p>
      <text:p text:style-name="P23"><text:span text:style-name="T14">21:</text:span> <text:s text:c="5"/>3: False </text:p>
      <text:p text:style-name="P23"><text:span text:style-name="T14">22:</text:span> <text:s text:c="5"/>4: True </text:p>
      <text:p text:style-name="P23"><text:span text:style-name="T14">23:</text:span> <text:s text:c="5"/>These expressions are both true.</text:p>
      <text:p text:style-name="P34"><text:bookmark-start text:name="DDE_LINK7"/><text:span text:style-name="T14">23:</text:span> <text:s text:c="3"/><text:span text:style-name="T20">%/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Or b <text:span text:style-name="T5">&lt;</text:span> <text:span text:style-name="T8">10</text:span><text:span text:style-name="T5">)</text:span>;</text:p>
      <text:p text:style-name="P23"><text:span text:style-name="T14"><text:s/>7:</text:span><text:span text:style-name="T15">Echo</text:span><text:span text:style-name="T5">(</text:span><text:span text:style-name="T17">"2: "</text:span>, a <text:span text:style-name="T5">&gt;</text:span> <text:span text:style-name="T8">5</text:span> Or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gt;</text:span> <text:span text:style-name="T8">5</text:span> Or b <text:span text:style-name="T5">&lt;</text:span> <text:span text:style-name="T8">10</text:span><text:span text:style-name="T5">)</text:span>;</text:p>
      <text:p text:style-name="P23"><text:span text:style-name="T14"><text:s/>9:</text:span><text:span text:style-name="T15">Echo</text:span><text:span text:style-name="T5">(</text:span><text:span text:style-name="T17">"4: "</text:span>, a <text:span text:style-name="T5">&lt;</text:span> <text:span text:style-name="T8">5</text:span> Or b <text:span text:style-name="T5">&gt;</text:span> <text:span text:style-name="T8">10</text:span><text:span text:style-name="T5">)</text:span>;</text:p>
      <text:p text:style-name="P24">10:</text:p>
      <text:p text:style-name="P23"><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7">"At least one of these expressions is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True </text:p>
      <text:p text:style-name="P23"><text:span text:style-name="T14">20:</text:span> <text:s text:c="5"/>2: True </text:p>
      <text:p text:style-name="P23"><text:span text:style-name="T14">21:</text:span> <text:s text:c="5"/>3: True </text:p>
      <text:p text:style-name="P23"><text:span text:style-name="T14">22:</text:span> <text:s text:c="5"/>4: False </text:p>
      <text:p text:style-name="P23"><text:span text:style-name="T14">23:</text:span> <text:s text:c="5"/>At least one of these expressions is true.</text:p>
      <text:p text:style-name="P33"><text:span text:style-name="T12">24:</text:span><text:span text:style-name="T10"> <text:s text:c="3"/></text:span><text:span text:style-name="T20">%/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15">Echo</text:span><text:span text:style-name="T5">(</text:span><text:span text:style-name="T17">"3 = 3 is "</text:span>, <text:span text:style-name="T8">3</text:span> <text:span text:style-name="T5">=</text:span> <text:span text:style-name="T8">3</text:span><text:span text:style-name="T5">)</text:span>;</text:p>
      <text:p text:style-name="P24"><text:s/>4:</text:p>
      <text:p text:style-name="P23"><text:span text:style-name="T14"><text:s/>5:</text:span><text:span text:style-name="T15">Echo</text:span><text:span text:style-name="T5">(</text:span><text:span text:style-name="T17">"Not 3 = 3 is "</text:span>, <text:span text:style-name="T15">Not</text:span> <text:span text:style-name="T8">3</text:span> <text:span text:style-name="T5">=</text:span> <text:span text:style-name="T8">3</text:span><text:span text:style-name="T5">)</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True</text:p>
      <text:p text:style-name="P23"><text:span text:style-name="T14">11:</text:span> <text:s text:c="5"/></text:p>
      <text:p text:style-name="P23"><text:span text:style-name="T14">12:</text:span> <text:s text:c="5"/><text:span text:style-name="T34">Side Effects:</text:span></text:p>
      <text:p text:style-name="P23"><text:span text:style-name="T14">13:</text:span> <text:s text:c="5"/>3 = 3 is True </text:p>
      <text:p text:style-name="P23"><text:span text:style-name="T14">14:</text:span> <text:s text:c="5"/>Not 3 = 3 is False</text:p>
      <text:p text:style-name="P33"><text:span text:style-name="T12">15:</text:span><text:span text:style-name="T10"> <text:s text:c="3"/></text:span><text:span text:style-name="T20">%/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39">];<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4"><text:s/>1:</text:span><text:span text:style-name="T29">%mathpiper</text:span></text:p>
      <text:p text:style-name="P24"><text:s/>2:</text:p>
      <text:p text:style-name="P23"><text:span text:style-name="T14"><text:s/>3:</text:span><text:span text:style-name="T26">// This program prints the integers from 1 to 10.</text:span></text:p>
      <text:p text:style-name="P24"><text:s/>4:</text:p>
      <text:p text:style-name="P24"><text:s/>5:</text:p>
      <text:p text:style-name="P23"><text:span text:style-name="T14"><text:s/>6:</text:span><text:span text:style-name="T26">/*</text:span></text:p>
      <text:p text:style-name="P23"><text:span text:style-name="T14"><text:s/>7:</text:span><text:span text:style-name="T26"> <text:s text:c="3"/>Initialize the variable x to 1</text:span></text:p>
      <text:p text:style-name="P23"><text:span text:style-name="T14"><text:s/>8:</text:span><text:span text:style-name="T26"> <text:s text:c="3"/>outside of the While "loop".</text:span></text:p>
      <text:p text:style-name="P23"><text:span text:style-name="T14"><text:s/>9:</text:span><text:span text:style-name="T26">*/</text:span></text:p>
      <text:p text:style-name="P23"><text:span text:style-name="T14">10:</text:span>x <text:span text:style-name="T5">:=</text:span> <text:span text:style-name="T8">1</text:span>;</text:p>
      <text:p text:style-name="P24">11:</text:p>
      <text:p text:style-name="P23"><text:span text:style-name="T14">12:</text:span><text:span text:style-name="T15">While</text:span><text:span text:style-name="T5">(</text:span>x <text:span text:style-name="T5">&lt;=</text:span> <text:span text:style-name="T8">10</text:span><text:span text:style-name="T5">)</text:span></text:p>
      <text:p text:style-name="P23"><text:span text:style-name="T14">13:</text:span>[</text:p>
      <text:p text:style-name="P23"><text:span text:style-name="T14">14:</text:span> <text:s text:c="3"/><text:span text:style-name="T15">Echo</text:span><text:span text:style-name="T5">(</text:span>x<text:span text:style-name="T5">)</text:span>;</text:p>
      <text:p text:style-name="P23"><text:soft-page-break/><text:span text:style-name="T14">15:</text:span> <text:s text:c="3"/></text:p>
      <text:p text:style-name="P23"><text:span text:style-name="T14">16:</text:span> <text:s text:c="3"/>x <text:span text:style-name="T5">:=</text:span> x <text:span text:style-name="T5">+</text:span> <text:span text:style-name="T8">1</text:span>; <text:s/><text:span text:style-name="T26">//Increment x by 1.</text:span></text:p>
      <text:p text:style-name="P23"><text:span text:style-name="T14">17:</text:span>];</text:p>
      <text:p text:style-name="P24">18:</text:p>
      <text:p text:style-name="P23"><text:span text:style-name="T14">19:</text:span><text:span text:style-name="T29">%/mathpiper</text:span></text:p>
      <text:p text:style-name="P24">20:</text:p>
      <text:p text:style-name="P23"><text:span text:style-name="T14">21:</text:span> <text:s text:c="3"/><text:span text:style-name="T20">%output,preserve="false"</text:span></text:p>
      <text:p text:style-name="P23"><text:span text:style-name="T14">22:</text:span> <text:s text:c="5"/><text:span text:style-name="T20">Result:</text:span> True</text:p>
      <text:p text:style-name="P23"><text:span text:style-name="T14">23:</text:span> <text:s text:c="5"/></text:p>
      <text:p text:style-name="P23"><text:span text:style-name="T14">24:</text:span> <text:s text:c="5"/><text:span text:style-name="T34">Side Effects:</text:span></text:p>
      <text:p text:style-name="P23"><text:span text:style-name="T14">25:</text:span> <text:s text:c="5"/>1 </text:p>
      <text:p text:style-name="P23"><text:span text:style-name="T14">26:</text:span> <text:s text:c="5"/>2 </text:p>
      <text:p text:style-name="P23"><text:span text:style-name="T14">27:</text:span> <text:s text:c="5"/>3 </text:p>
      <text:p text:style-name="P23"><text:span text:style-name="T14">28:</text:span> <text:s text:c="5"/>4 </text:p>
      <text:p text:style-name="P23"><text:span text:style-name="T14">29:</text:span> <text:s text:c="5"/>5 </text:p>
      <text:p text:style-name="P23"><text:span text:style-name="T14">30:</text:span> <text:s text:c="5"/>6 </text:p>
      <text:p text:style-name="P23"><text:span text:style-name="T14">31:</text:span> <text:s text:c="5"/>7 </text:p>
      <text:p text:style-name="P23"><text:span text:style-name="T14">32:</text:span> <text:s text:c="5"/>8 </text:p>
      <text:p text:style-name="P23"><text:span text:style-name="T14">33:</text:span> <text:s text:c="5"/>9 </text:p>
      <text:p text:style-name="P23"><text:span text:style-name="T14">34:</text:span> <text:s text:c="5"/>10</text:p>
      <text:p text:style-name="P34"><text:bookmark-start text:name="DDE_LINK8"/><text:span text:style-name="T14">35:</text:span> <text:s text:c="3"/><text:span text:style-name="T20">%/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3">x</text:span><text:span text:style-name="T6"> &lt;= 10</text:span> becomes <text:span text:style-name="T23">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h text:style-name="Heading_20_2" text:outline-level="2"><text:soft-page-break/>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span text:style-name="T14"><text:s/>1:</text:span><text:span text:style-name="T29">%mathpiper</text:span></text:p>
      <text:p text:style-name="P24"><text:s/>2:</text:p>
      <text:p text:style-name="P23"><text:span text:style-name="T14"><text:s/>3:</text:span><text:span text:style-name="T26">// Print the integers from 1 to 100.</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text:p>
      <text:p text:style-name="P23"><text:span text:style-name="T14">11:</text:span> <text:s text:c="3"/>x <text:span text:style-name="T5">:=</text:span> x <text:span text:style-name="T5">+</text:span> <text:span text:style-name="T8">1</text:span>; <text:s/><text:span text:style-name="T26">//Increment x by 1.</text:span></text:p>
      <text:p text:style-name="P23"><text:span text:style-name="T14">12:</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3"><text:bookmark-start text:name="DDE_LINK9"/><text:span text:style-name="T12">21:</text:span><text:span text:style-name="T10"> <text:s text:c="3"/></text:span><text:span text:style-name="T20">%/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odd integers from 1 to 99.</text:span></text:p>
      <text:p text:style-name="P24"><text:s/>4:</text:p>
      <text:p text:style-name="P23"><text:span text:style-name="T14"><text:s/>5:</text:span>x <text:span text:style-name="T5">:=</text:span> <text:span text:style-name="T8">1</text:span>; </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oft-page-break/><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2</text:span>; <text:s/><text:span text:style-name="T26">//Increment x by 2.</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 text:c="9"/>85 87 89 91 93 95 97 99</text:p>
      <text:p text:style-name="P33"><text:bookmark-start text:name="DDE_LINK11"/><text:span text:style-name="T12">20:</text:span><text:span text:style-name="T10"> <text:s text:c="3"/></text:span><text:span text:style-name="T20">%/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integers from 1 to 100 in reverse order.</text:span></text:p>
      <text:p text:style-name="P24"><text:s/>4:</text:p>
      <text:p text:style-name="P23"><text:span text:style-name="T14"><text:s/>5:</text:span>x <text:span text:style-name="T5">:=</text:span> <text:span text:style-name="T8">100</text:span>; </text:p>
      <text:p text:style-name="P24"><text:s/>6:</text:p>
      <text:p text:style-name="P23"><text:span text:style-name="T14"><text:s/>7:</text:span><text:span text:style-name="T15">While</text:span><text:span text:style-name="T5">(</text:span>x <text:span text:style-name="T5">&gt;=</text:span> <text:span text:style-name="T8">1</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1</text:span>; <text:s/><text:span text:style-name="T26">//Decrement x by 1.</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3"><text:bookmark-start text:name="DDE_LINK10"/><text:span text:style-name="T12">20:</text:span><text:span text:style-name="T10"> <text:s text:c="3"/></text:span><text:span text:style-name="T20">%/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text:soft-page-break/>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4"><text:s/>1:</text:span><text:span text:style-name="T29">%mathpiper</text:span></text:p>
      <text:p text:style-name="P24"><text:s/>2:</text:p>
      <text:p text:style-name="P23"><text:span text:style-name="T14"><text:s/>3:</text:span><text:span text:style-name="T26">//Infinite loop example program.</text:span></text:p>
      <text:p text:style-name="P24"><text:s/>4:</text:p>
      <text:p text:style-name="P23"><text:span text:style-name="T14"><text:s/>5:</text:span>x <text:span text:style-name="T5">:=</text:span> <text:span text:style-name="T8">1</text:span>;</text:p>
      <text:p text:style-name="P23"><text:span text:style-name="T14"><text:s/>6:</text:span><text:span text:style-name="T15">While</text:span><text:span text:style-name="T5">(</text:span>x <text:span text:style-name="T5">&lt;</text:span> <text:span text:style-name="T8">10</text:span><text:span text:style-name="T5">)</text:span></text:p>
      <text:p text:style-name="P23"><text:span text:style-name="T14"><text:s/>7:</text:span>[</text:p>
      <text:p text:style-name="P23"><text:span text:style-name="T14"><text:s/>8:</text:span> <text:s text:c="3"/>answer <text:span text:style-name="T5">:=</text:span> x <text:span text:style-name="T5">+</text:span> <text:span text:style-name="T8">1</text:span>; <text:span text:style-name="T26">//Oops, x is not being incremented!.</text:span> </text:p>
      <text:p text:style-name="P23"><text:span text:style-name="T14"><text:s/>9:</text:span>];</text:p>
      <text:p text:style-name="P24">10:</text:p>
      <text:p text:style-name="P23"><text:span text:style-name="T14">11:</text:span><text:span text:style-name="T29">%/mathpiper</text:span></text:p>
      <text:p text:style-name="P24">12:</text:p>
      <text:p text:style-name="P23"><text:span text:style-name="T14">13:</text:span> <text:s text:c="3"/><text:span text:style-name="T20">%output,preserve="false"</text:span></text:p>
      <text:p text:style-name="P23"><text:span text:style-name="T14">14:</text:span> <text:s text:c="5"/>Processing...</text:p>
      <text:p text:style-name="P34"><text:bookmark-start text:name="DDE_LINK12"/><text:span text:style-name="T14">15:</text:span> <text:s text:c="3"/><text:span text:style-name="T20">%/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text:soft-page-break/>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2"><text:s text:c="2"/>1:</text:span><text:span text:style-name="T29">%mathpiper</text:span></text:p>
      <text:p text:style-name="P23"><text:span text:style-name="T14"><text:s text:c="2"/>2:</text:span><text:span text:style-name="T26">/*</text:span></text:p>
      <text:p text:style-name="P23"><text:span text:style-name="T14"><text:s text:c="2"/>3:</text:span><text:span text:style-name="T26"> <text:s/>This program simulates rolling two dice 50 times.</text:span></text:p>
      <text:p text:style-name="P23"><text:span text:style-name="T14"><text:s text:c="2"/>4:</text:span><text:span text:style-name="T26">*/</text:span></text:p>
      <text:p text:style-name="P32"><text:s text:c="2"/>5:</text:p>
      <text:p text:style-name="P24"><text:s text:c="2"/>6:</text:p>
      <text:p text:style-name="P23"><text:span text:style-name="T14"><text:s text:c="2"/>7:</text:span><text:span text:style-name="T26">/*</text:span></text:p>
      <text:p text:style-name="P23"><text:span text:style-name="T14"><text:s text:c="2"/>8:</text:span><text:span text:style-name="T26"> <text:s/>These variables are used to record how many times</text:span></text:p>
      <text:p text:style-name="P23"><text:span text:style-name="T14"><text:s text:c="2"/>9:</text:span><text:span text:style-name="T26"> <text:s/>a possible sum of two dice has been rolled. <text:s/>They are</text:span></text:p>
      <text:p text:style-name="P23"><text:span text:style-name="T41"><text:s/>10:</text:span><text:span text:style-name="T26"> <text:s/>all initialized to 0 before the simulation begins.</text:span></text:p>
      <text:p text:style-name="P23"><text:span text:style-name="T14"><text:s/>11:</text:span><text:span text:style-name="T26">*/</text:span></text:p>
      <text:p text:style-name="P23"><text:span text:style-name="T14"><text:s/>12:</text:span>numberOfTwosRolled <text:span text:style-name="T5">:=</text:span> <text:span text:style-name="T8">0</text:span>;</text:p>
      <text:p text:style-name="P23"><text:span text:style-name="T14"><text:s/>13:</text:span>numberOfThreesRolled <text:span text:style-name="T5">:=</text:span> <text:span text:style-name="T8">0</text:span>;</text:p>
      <text:p text:style-name="P23"><text:span text:style-name="T14"><text:s/>14:</text:span>numberOfFoursRolled <text:span text:style-name="T5">:=</text:span> <text:span text:style-name="T8">0</text:span>;</text:p>
      <text:p text:style-name="P23"><text:span text:style-name="T41"><text:s/>15:</text:span>numberOfFivesRolled <text:span text:style-name="T5">:=</text:span> <text:span text:style-name="T8">0</text:span>;</text:p>
      <text:p text:style-name="P23"><text:span text:style-name="T14"><text:s/>16:</text:span>numberOfSixesRolled <text:span text:style-name="T5">:=</text:span> <text:span text:style-name="T8">0</text:span>;</text:p>
      <text:p text:style-name="P23"><text:span text:style-name="T14"><text:s/>17:</text:span>numberOfSevensRolled <text:span text:style-name="T5">:=</text:span> <text:span text:style-name="T8">0</text:span>;</text:p>
      <text:p text:style-name="P23"><text:span text:style-name="T14"><text:s/>18:</text:span>numberOfEightsRolled <text:span text:style-name="T5">:=</text:span> <text:span text:style-name="T8">0</text:span>;</text:p>
      <text:p text:style-name="P23"><text:span text:style-name="T14"><text:s/>19:</text:span>numberOfNinesRolled <text:span text:style-name="T5">:=</text:span> <text:span text:style-name="T8">0</text:span>;</text:p>
      <text:p text:style-name="P23"><text:span text:style-name="T41"><text:s/>20:</text:span>numberOfTensRolled <text:span text:style-name="T5">:=</text:span> <text:span text:style-name="T8">0</text:span>;</text:p>
      <text:p text:style-name="P23"><text:span text:style-name="T14"><text:s/>21:</text:span>numberOfElevensRolled <text:span text:style-name="T5">:=</text:span> <text:span text:style-name="T8">0</text:span>;</text:p>
      <text:p text:style-name="P23"><text:span text:style-name="T14"><text:s/>22:</text:span>numberOfTwelvesRolled <text:span text:style-name="T5">:=</text:span> <text:span text:style-name="T8">0</text:span>;</text:p>
      <text:p text:style-name="P24"><text:s/>23:</text:p>
      <text:p text:style-name="P24"><text:s/>24:</text:p>
      <text:p text:style-name="P23"><text:span text:style-name="T41"><text:s/>25:</text:span><text:span text:style-name="T26">//This variable keeps track of the number of the current roll.</text:span></text:p>
      <text:p text:style-name="P23"><text:span text:style-name="T14"><text:s/>26:</text:span>roll <text:span text:style-name="T5">:=</text:span> <text:span text:style-name="T8">1</text:span>;</text:p>
      <text:p text:style-name="P24"><text:s/>27:</text:p>
      <text:p text:style-name="P24"><text:s/>28:</text:p>
      <text:p text:style-name="P23"><text:span text:style-name="T14"><text:s/>29:</text:span><text:span text:style-name="T15">Echo</text:span><text:span text:style-name="T5">(</text:span><text:span text:style-name="T17">"These are the rolls:"</text:span><text:span text:style-name="T5">)</text:span>;</text:p>
      <text:p text:style-name="P32"><text:s/>30:</text:p>
      <text:p text:style-name="P24"><text:s/>31:</text:p>
      <text:p text:style-name="P23"><text:span text:style-name="T14"><text:s/>32:</text:span><text:span text:style-name="T26">/*</text:span></text:p>
      <text:p text:style-name="P23"><text:span text:style-name="T14"><text:s/>33:</text:span><text:span text:style-name="T26"> The simulation is performed inside of this while loop. <text:s/>The number of</text:span></text:p>
      <text:p text:style-name="P23"><text:span text:style-name="T14"><text:s/>34:</text:span><text:span text:style-name="T26"> times the dice will be rolled can be changed by changing the number 50</text:span></text:p>
      <text:p text:style-name="P23"><text:span text:style-name="T41"><text:s/>35:</text:span><text:span text:style-name="T26"> which is in the While function's predicate expression.</text:span></text:p>
      <text:p text:style-name="P23"><text:span text:style-name="T14"><text:s/>36:</text:span><text:span text:style-name="T26">*/</text:span></text:p>
      <text:p text:style-name="P23"><text:span text:style-name="T14"><text:s/>37:</text:span><text:span text:style-name="T39">While</text:span><text:span text:style-name="T5">(</text:span>roll <text:span text:style-name="T5">&lt;=</text:span> <text:span text:style-name="T8">50</text:span><text:span text:style-name="T5">)</text:span></text:p>
      <text:p text:style-name="P23"><text:span text:style-name="T14"><text:s/>38:</text:span>[</text:p>
      <text:p text:style-name="P23"><text:span text:style-name="T14"><text:s/>39:</text:span> <text:s text:c="3"/><text:span text:style-name="T26">//Roll the dice.</text:span></text:p>
      <text:p text:style-name="P23"><text:soft-page-break/><text:span text:style-name="T41"><text:s/>40:</text:span> <text:s text:c="3"/>die1 <text:span text:style-name="T5">:=</text:span> <text:span text:style-name="T28">RandomInteger</text:span><text:span text:style-name="T5">(</text:span><text:span text:style-name="T8">6</text:span><text:span text:style-name="T5">)</text:span> <text:span text:style-name="T5">+</text:span> <text:span text:style-name="T8">1</text:span>;</text:p>
      <text:p text:style-name="P23"><text:span text:style-name="T14"><text:s/>41:</text:span> <text:s text:c="3"/>die2 <text:span text:style-name="T5">:=</text:span> <text:span text:style-name="T28">RandomInteger</text:span><text:span text:style-name="T5">(</text:span><text:span text:style-name="T8">6</text:span><text:span text:style-name="T5">)</text:span> <text:span text:style-name="T5">+</text:span> <text:span text:style-name="T8">1</text:span>;</text:p>
      <text:p text:style-name="P23"><text:span text:style-name="T14"><text:s/>42:</text:span> <text:s text:c="3"/></text:p>
      <text:p text:style-name="P23"><text:span text:style-name="T14"><text:s/>43:</text:span> <text:s text:c="3"/></text:p>
      <text:p text:style-name="P23"><text:span text:style-name="T14"><text:s/>44:</text:span> <text:s text:c="3"/><text:span text:style-name="T26">//Calculate the sum of the two dice.</text:span></text:p>
      <text:p text:style-name="P23"><text:span text:style-name="T41"><text:s/>45:</text:span> <text:s text:c="3"/>rollSum <text:span text:style-name="T5">:=</text:span> die1 <text:span text:style-name="T5">+</text:span> die2;</text:p>
      <text:p text:style-name="P23"><text:span text:style-name="T14"><text:s/>46:</text:span> <text:s text:c="3"/></text:p>
      <text:p text:style-name="P23"><text:span text:style-name="T14"><text:s/>47:</text:span> <text:s text:c="3"/></text:p>
      <text:p text:style-name="P23"><text:span text:style-name="T14"><text:s/>48:</text:span> <text:s text:c="3"/><text:span text:style-name="T26">/*</text:span></text:p>
      <text:p text:style-name="P23"><text:span text:style-name="T14"><text:s/>49:</text:span><text:span text:style-name="T26"> <text:s text:c="4"/>Print the sum that was rolled. <text:s/>Note: if a large number of rolls </text:span></text:p>
      <text:p text:style-name="P23"><text:span text:style-name="T41"><text:s/>50:</text:span><text:span text:style-name="T26"> <text:s text:c="4"/>is going to be performed (say &gt; 1000), it would be best to comment</text:span></text:p>
      <text:p text:style-name="P23"><text:span text:style-name="T14"><text:s/>51:</text:span><text:span text:style-name="T26"> <text:s text:c="4"/>out this Write() function so that it does not put too much text</text:span></text:p>
      <text:p text:style-name="P23"><text:span text:style-name="T14"><text:s/>52:</text:span><text:span text:style-name="T26"> <text:s text:c="4"/>into the output fold.</text:span></text:p>
      <text:p text:style-name="P23"><text:span text:style-name="T14"><text:s/>53:</text:span><text:span text:style-name="T26"> <text:s text:c="3"/>*/</text:span></text:p>
      <text:p text:style-name="P23"><text:span text:style-name="T14"><text:s/>54:</text:span> <text:s text:c="3"/><text:span text:style-name="T39">Write</text:span><text:span text:style-name="T5">(</text:span>rollSum,,<text:span text:style-name="T5">)</text:span>;</text:p>
      <text:p text:style-name="P23"><text:span text:style-name="T41"><text:s/>55:</text:span> <text:s text:c="3"/></text:p>
      <text:p text:style-name="P23"><text:span text:style-name="T14"><text:s/>56:</text:span> <text:s text:c="3"/></text:p>
      <text:p text:style-name="P23"><text:span text:style-name="T14"><text:s/>57:</text:span> <text:s text:c="3"/><text:span text:style-name="T26">/*</text:span></text:p>
      <text:p text:style-name="P23"><text:span text:style-name="T14"><text:s/>58:</text:span><text:span text:style-name="T26"> <text:s text:c="4"/>These If() functions determine which sum was rolled and then add</text:span></text:p>
      <text:p text:style-name="P23"><text:span text:style-name="T14"><text:s/>59:</text:span><text:span text:style-name="T26"> <text:s text:c="4"/>1 to the variable which is keeping track of the number of times</text:span></text:p>
      <text:p text:style-name="P23"><text:span text:style-name="T41"><text:s/>60:</text:span><text:span text:style-name="T26"> <text:s text:c="4"/>that sum was rolled.</text:span></text:p>
      <text:p text:style-name="P23"><text:span text:style-name="T14"><text:s/>61:</text:span><text:span text:style-name="T26"> <text:s text:c="3"/>*/</text:span></text:p>
      <text:p text:style-name="P23"><text:span text:style-name="T14"><text:s/>62:</text:span> <text:s text:c="3"/><text:span text:style-name="T3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3"><text:span text:style-name="T14"><text:s/>63:</text:span> <text:s text:c="3"/><text:span text:style-name="T3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3"><text:span text:style-name="T14"><text:s/>64:</text:span> <text:s text:c="3"/><text:span text:style-name="T3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3"><text:span text:style-name="T41"><text:s/>65:</text:span> <text:s text:c="3"/><text:span text:style-name="T3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3"><text:span text:style-name="T14"><text:s/>66:</text:span> <text:s text:c="3"/><text:span text:style-name="T3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3"><text:span text:style-name="T14"><text:s/>67:</text:span> <text:s text:c="3"/><text:span text:style-name="T3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3"><text:span text:style-name="T14"><text:s/>68:</text:span> <text:s text:c="3"/><text:span text:style-name="T3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3"><text:span text:style-name="T14"><text:s/>69:</text:span> <text:s text:c="3"/><text:span text:style-name="T3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3"><text:span text:style-name="T41"><text:s/>70:</text:span> <text:s text:c="3"/><text:span text:style-name="T3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3"><text:span text:style-name="T14"><text:s/>71:</text:span> <text:s text:c="3"/><text:span text:style-name="T3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3"><text:span text:style-name="T14"><text:s/>72:</text:span> <text:s text:c="3"/><text:span text:style-name="T3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3"><text:span text:style-name="T14"><text:s/>73:</text:span> <text:s text:c="3"/></text:p>
      <text:p text:style-name="P23"><text:span text:style-name="T14"><text:s/>74:</text:span> <text:s text:c="3"/></text:p>
      <text:p text:style-name="P23"><text:span text:style-name="T41"><text:s/>75:</text:span> <text:s text:c="3"/><text:span text:style-name="T26">//Increment the roll variable to the next roll number.</text:span></text:p>
      <text:p text:style-name="P23"><text:span text:style-name="T14"><text:s/>76:</text:span> <text:s text:c="3"/>roll <text:span text:style-name="T5">:=</text:span> roll <text:span text:style-name="T5">+</text:span> <text:span text:style-name="T8">1</text:span>;</text:p>
      <text:p text:style-name="P23"><text:span text:style-name="T14"><text:s/>77:</text:span>];</text:p>
      <text:p text:style-name="P24"><text:s/>78:</text:p>
      <text:p text:style-name="P24"><text:s/>79:</text:p>
      <text:p text:style-name="P23"><text:span text:style-name="T14"><text:s/></text:span><text:span text:style-name="T41">80</text:span><text:span text:style-name="T14">:</text:span><text:span text:style-name="T26">//Print the contents of the sum count variables for visual analysis.</text:span></text:p>
      <text:p text:style-name="P23"><text:span text:style-name="T41"><text:s/></text:span><text:span text:style-name="T14">81</text:span><text:span text:style-name="T41">:</text:span><text:span text:style-name="T15">NewLine</text:span><text:span text:style-name="T5">()</text:span>;</text:p>
      <text:p text:style-name="P23"><text:span text:style-name="T14"><text:s/>82:</text:span><text:span text:style-name="T15">NewLine</text:span><text:span text:style-name="T5">()</text:span>;</text:p>
      <text:p text:style-name="P23"><text:span text:style-name="T14"><text:s/>83:</text:span><text:span text:style-name="T15">Echo</text:span><text:span text:style-name="T5">(</text:span><text:span text:style-name="T17">"Number of Twos rolled: "</text:span>, numberOfTwosRolled<text:span text:style-name="T5">)</text:span>;</text:p>
      <text:p text:style-name="P23"><text:span text:style-name="T14"><text:s/>84:</text:span><text:span text:style-name="T15">Echo</text:span><text:span text:style-name="T5">(</text:span><text:span text:style-name="T17">"Number of Threes rolled: "</text:span>, numberOfThreesRolled<text:span text:style-name="T5">)</text:span>;</text:p>
      <text:p text:style-name="P23"><text:span text:style-name="T14"><text:s/></text:span><text:span text:style-name="T41">85</text:span><text:span text:style-name="T14">:</text:span><text:span text:style-name="T15">Echo</text:span><text:span text:style-name="T5">(</text:span><text:span text:style-name="T17">"Number of Fours rolled: "</text:span>, numberOfFoursRolled<text:span text:style-name="T5">)</text:span>;</text:p>
      <text:p text:style-name="P23"><text:span text:style-name="T41"><text:s/></text:span><text:span text:style-name="T14">86:</text:span><text:span text:style-name="T15">Echo</text:span><text:span text:style-name="T5">(</text:span><text:span text:style-name="T17">"Number of Fives rolled: "</text:span>, numberOfFivesRolled<text:span text:style-name="T5">)</text:span>;</text:p>
      <text:p text:style-name="P23"><text:span text:style-name="T14"><text:s/>87:</text:span><text:span text:style-name="T15">Echo</text:span><text:span text:style-name="T5">(</text:span><text:span text:style-name="T17">"Number of Sixes rolled: "</text:span>, numberOfSixesRolled<text:span text:style-name="T5">)</text:span>;</text:p>
      <text:p text:style-name="P23"><text:span text:style-name="T14"><text:s/>88:</text:span><text:span text:style-name="T15">Echo</text:span><text:span text:style-name="T5">(</text:span><text:span text:style-name="T17">"Number of Sevens rolled: "</text:span>, numberOfSevensRolled<text:span text:style-name="T5">)</text:span>;</text:p>
      <text:p text:style-name="P23"><text:span text:style-name="T14"><text:s/>89:</text:span><text:span text:style-name="T15">Echo</text:span><text:span text:style-name="T5">(</text:span><text:span text:style-name="T17">"Number of Eights rolled: "</text:span>, numberOfEightsRolled<text:span text:style-name="T5">)</text:span>;</text:p>
      <text:p text:style-name="P23"><text:soft-page-break/><text:span text:style-name="T14"><text:s/></text:span><text:span text:style-name="T41">90</text:span><text:span text:style-name="T14">:</text:span><text:span text:style-name="T15">Echo</text:span><text:span text:style-name="T5">(</text:span><text:span text:style-name="T17">"Number of Nines rolled: "</text:span>, numberOfNinesRolled<text:span text:style-name="T5">)</text:span>;</text:p>
      <text:p text:style-name="P23"><text:span text:style-name="T41"><text:s/></text:span><text:span text:style-name="T14">91:</text:span><text:span text:style-name="T15">Echo</text:span><text:span text:style-name="T5">(</text:span><text:span text:style-name="T17">"Number of Tens rolled: "</text:span>, numberOfTensRolled<text:span text:style-name="T5">)</text:span>;</text:p>
      <text:p text:style-name="P23"><text:span text:style-name="T14"><text:s/>92:</text:span><text:span text:style-name="T15">Echo</text:span><text:span text:style-name="T5">(</text:span><text:span text:style-name="T17">"Number of Elevens rolled: "</text:span>, numberOfElevensRolled<text:span text:style-name="T5">)</text:span>;</text:p>
      <text:p text:style-name="P23"><text:span text:style-name="T14"><text:s/>93:</text:span><text:span text:style-name="T15">Echo</text:span><text:span text:style-name="T5">(</text:span><text:span text:style-name="T17">"Number of Twelves rolled: "</text:span>, numberOfTwelvesRolled<text:span text:style-name="T5">)</text:span>;</text:p>
      <text:p text:style-name="P24"><text:s/>94:</text:p>
      <text:p text:style-name="P24"><text:s/><text:span text:style-name="T40">95</text:span>:</text:p>
      <text:p text:style-name="P23"><text:span text:style-name="T41"><text:s/></text:span><text:span text:style-name="T14">96:</text:span><text:span text:style-name="T29">%/mathpiper</text:span></text:p>
      <text:p text:style-name="P24"><text:s/>97:</text:p>
      <text:p text:style-name="P23"><text:span text:style-name="T14"><text:s/>98:</text:span> <text:s text:c="3"/><text:span text:style-name="T20">%output,preserve="false"</text:span></text:p>
      <text:p text:style-name="P23"><text:span text:style-name="T14"><text:s/>99:</text:span> <text:s text:c="5"/><text:span text:style-name="T20">Result:</text:span> True</text:p>
      <text:p text:style-name="P23"><text:span text:style-name="T41">100</text:span><text:span text:style-name="T14">:</text:span> <text:s text:c="5"/></text:p>
      <text:p text:style-name="P23"><text:span text:style-name="T14">101:</text:span> <text:s text:c="5"/><text:span text:style-name="T34">Side effects:</text:span></text:p>
      <text:p text:style-name="P23"><text:span text:style-name="T14">102:</text:span> <text:s text:c="5"/>These are the rolls:</text:p>
      <text:p text:style-name="P23"><text:span text:style-name="T14">103:</text:span> <text:s text:c="5"/>4,8,6,4,6,9,7,11,9,3,11,6,11,7,11,4,7,7,8,7,3,6,7,7,7,12,4,</text:p>
      <text:p text:style-name="P23"><text:span text:style-name="T14">104:</text:span><text:tab/> <text:s text:c="3"/>12,7,8,12,6,8,10,10,5,9,8,4,5,3,5,7,7,4,6,7,7,5,8,</text:p>
      <text:p text:style-name="P23"><text:span text:style-name="T41">105</text:span><text:span text:style-name="T14">:</text:span> <text:s text:c="5"/></text:p>
      <text:p text:style-name="P23"><text:span text:style-name="T14">106:</text:span> <text:s text:c="5"/>Number of Twos rolled: 0 </text:p>
      <text:p text:style-name="P23"><text:span text:style-name="T14">107:</text:span> <text:s text:c="5"/>Number of Threes rolled: 3 </text:p>
      <text:p text:style-name="P23"><text:span text:style-name="T14">108:</text:span> <text:s text:c="5"/>Number of Fours rolled: 6 </text:p>
      <text:p text:style-name="P23"><text:span text:style-name="T14">109:</text:span> <text:s text:c="5"/>Number of Fives rolled: 4 </text:p>
      <text:p text:style-name="P23"><text:span text:style-name="T41">110</text:span><text:span text:style-name="T14">:</text:span> <text:s text:c="5"/>Number of Sixes rolled: 6 </text:p>
      <text:p text:style-name="P23"><text:span text:style-name="T14">111:</text:span> <text:s text:c="5"/>Number of Sevens rolled: 13 </text:p>
      <text:p text:style-name="P23"><text:span text:style-name="T14">112:</text:span> <text:s text:c="5"/>Number of Eights rolled: 6 </text:p>
      <text:p text:style-name="P23"><text:span text:style-name="T14">113:</text:span> <text:s text:c="5"/>Number of Nines rolled: 3 </text:p>
      <text:p text:style-name="P23"><text:span text:style-name="T14">114:</text:span> <text:s text:c="5"/>Number of Tens rolled: 2 </text:p>
      <text:p text:style-name="P23"><text:span text:style-name="T41">115</text:span><text:span text:style-name="T14">:</text:span> <text:s text:c="5"/>Number of Elevens rolled: 4 </text:p>
      <text:p text:style-name="P23"><text:span text:style-name="T14">116:</text:span> <text:s text:c="5"/>Number of Twelves rolled: 3</text:p>
      <text:p text:style-name="P34"><text:span text:style-name="T14">117:</text:span><text:span text:style-name="T20">.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Exercise 3</text:h>
      <text:p text:style-name="Preformatted_20_Text">Create a program which simulates the flipping of a coin 500 times. <text:s/>Print the number of times the coin came up heads and the number of times it came up tails after the loop is finished executing.</text:p>
      <text:p text:style-name="P44"/>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Result&gt; True</text:p>
      <text:p text:style-name="Preformatted_20_Text"><text:soft-page-break/></text:p>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reformatted_20_Text"><text:span text:style-name="T12"/></text:p>
      <text:p text:style-name="Preformatted_20_Text"><text:span text:style-name="T12"><text:s/>1:</text:span><text:span text:style-name="T29">%mathpiper</text:span></text:p>
      <text:p text:style-name="P24"><text:s/>2:</text:p>
      <text:p text:style-name="P23"><text:span text:style-name="T14"><text:s/>3:</text:span><text:span text:style-name="T26">//Determine which numbers between 1 and 20 (inclusive) are prime.</text:span></text:p>
      <text:p text:style-name="P24"><text:s/>4:</text:p>
      <text:p text:style-name="P23"><text:span text:style-name="T41"><text:s/>5:</text:span>x <text:span text:style-name="T5">:=</text:span> <text:span text:style-name="T8">1</text:span>;</text:p>
      <text:p text:style-name="P24"><text:s/>6:</text:p>
      <text:p text:style-name="P23"><text:span text:style-name="T14"><text:s/>7:</text:span><text:span text:style-name="T39">While</text:span><text:span text:style-name="T5">(</text:span>x <text:span text:style-name="T5">&lt;=</text:span> <text:span text:style-name="T8">20</text:span><text:span text:style-name="T5">)</text:span></text:p>
      <text:p text:style-name="P23"><text:span text:style-name="T14"><text:s/>8:</text:span>[</text:p>
      <text:p text:style-name="P23"><text:span text:style-name="T14"><text:s/>9:</text:span> <text:s text:c="3"/>primeStatus <text:span text:style-name="T5">:=</text:span> <text:span text:style-name="T15">IsPrime</text:span><text:span text:style-name="T5">(</text:span>x<text:span text:style-name="T5">)</text:span>;</text:p>
      <text:p text:style-name="P23"><text:span text:style-name="T41">10:</text:span> <text:s text:c="3"/></text:p>
      <text:p text:style-name="P23"><text:span text:style-name="T14">11:</text:span> <text:s text:c="3"/><text:span text:style-name="T15">Echo</text:span><text:span text:style-name="T5">(</text:span>x, <text:span text:style-name="T17">"is prime: "</text:span>, primeStatus<text:span text:style-name="T5">)</text:span>;</text:p>
      <text:p text:style-name="P23"><text:span text:style-name="T14">12:</text:span> <text:s text:c="3"/></text:p>
      <text:p text:style-name="P23"><text:span text:style-name="T14">13:</text:span> <text:s text:c="3"/>x <text:span text:style-name="T5">:=</text:span> x <text:span text:style-name="T5">+</text:span> <text:span text:style-name="T8">1</text:span>;</text:p>
      <text:p text:style-name="P23"><text:span text:style-name="T14">14:</text:span>];</text:p>
      <text:p text:style-name="P32">15:</text:p>
      <text:p text:style-name="P23"><text:span text:style-name="T14">16:</text:span><text:span text:style-name="T29">%/mathpiper</text:span></text:p>
      <text:p text:style-name="P24">17:</text:p>
      <text:p text:style-name="P23"><text:span text:style-name="T14">18:</text:span> <text:s text:c="3"/><text:span text:style-name="T20">%output,preserve="false"</text:span></text:p>
      <text:p text:style-name="P23"><text:span text:style-name="T14">19:</text:span> <text:s text:c="5"/><text:span text:style-name="T20">Result:</text:span> True</text:p>
      <text:p text:style-name="P23"><text:span text:style-name="T41">20:</text:span> <text:s text:c="5"/></text:p>
      <text:p text:style-name="P23"><text:span text:style-name="T14">21:</text:span> <text:s text:c="5"/><text:span text:style-name="T34">Side Effects:</text:span></text:p>
      <text:p text:style-name="P23"><text:span text:style-name="T14">22:</text:span> <text:s text:c="5"/>1 is prime: False </text:p>
      <text:p text:style-name="P23"><text:span text:style-name="T14">23:</text:span> <text:s text:c="5"/>2 is prime: True </text:p>
      <text:p text:style-name="P23"><text:span text:style-name="T14">24:</text:span> <text:s text:c="5"/>3 is prime: True </text:p>
      <text:p text:style-name="P23"><text:span text:style-name="T41">25:</text:span> <text:s text:c="5"/>4 is prime: False </text:p>
      <text:p text:style-name="P23"><text:span text:style-name="T14">26:</text:span> <text:s text:c="5"/>5 is prime: True </text:p>
      <text:p text:style-name="P23"><text:span text:style-name="T14">27:</text:span> <text:s text:c="5"/>6 is prime: False </text:p>
      <text:p text:style-name="P23"><text:span text:style-name="T14">28:</text:span> <text:s text:c="5"/>7 is prime: True </text:p>
      <text:p text:style-name="P23"><text:span text:style-name="T14">29:</text:span> <text:s text:c="5"/>8 is prime: False </text:p>
      <text:p text:style-name="P23"><text:span text:style-name="T41">30:</text:span> <text:s text:c="5"/>9 is prime: False </text:p>
      <text:p text:style-name="P23"><text:span text:style-name="T14">31:</text:span> <text:s text:c="5"/>10 is prime: False </text:p>
      <text:p text:style-name="P23"><text:soft-page-break/><text:span text:style-name="T14">32:</text:span> <text:s text:c="5"/>11 is prime: True </text:p>
      <text:p text:style-name="P23"><text:span text:style-name="T14">33:</text:span> <text:s text:c="5"/>12 is prime: False </text:p>
      <text:p text:style-name="P23"><text:span text:style-name="T14">34:</text:span> <text:s text:c="5"/>13 is prime: True </text:p>
      <text:p text:style-name="P23"><text:span text:style-name="T41">35:</text:span> <text:s text:c="5"/>14 is prime: False </text:p>
      <text:p text:style-name="P23"><text:span text:style-name="T14">36:</text:span> <text:s text:c="5"/>15 is prime: False </text:p>
      <text:p text:style-name="P23"><text:span text:style-name="T14">37:</text:span> <text:s text:c="5"/>16 is prime: False </text:p>
      <text:p text:style-name="P23"><text:span text:style-name="T14">38:</text:span> <text:s text:c="5"/>17 is prime: True </text:p>
      <text:p text:style-name="P23"><text:span text:style-name="T14">39:</text:span> <text:s text:c="5"/>18 is prime: False </text:p>
      <text:p text:style-name="P23"><text:span text:style-name="T41">40:</text:span> <text:s text:c="5"/>19 is prime: True </text:p>
      <text:p text:style-name="P23"><text:span text:style-name="T14">41:</text:span> <text:s text:c="5"/>20 is prime: False</text:p>
      <text:p text:style-name="P34"><text:span text:style-name="T14">42:</text:span>. <text:s text:c="2"/><text:span text:style-name="T20">%/output</text:span></text:p>
      <text:p text:style-name="P42">This program worked fairly well, but it is limited because it prints a line for each prime number and each non-prime number. <text:s/>This means that large ranges of integers would produce enormous amounts of output. <text:s/>The following program solves this problem by using an If() function to only printing the prime numbers it finds:</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prime numbers between 1 and 50 (inclusive).</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39">While</text:span><text:span text:style-name="T5">(</text:span>x <text:span text:style-name="T5">&lt;=</text:span> <text:span text:style-name="T8">50</text:span><text:span text:style-name="T5">)</text:span></text:p>
      <text:p text:style-name="P23"><text:span text:style-name="T14"><text:s/>8:</text:span>[</text:p>
      <text:p text:style-name="P23"><text:span text:style-name="T14"><text:s/>9:</text:span> <text:s text:c="3"/>primeStatus <text:span text:style-name="T5">:=</text:span> <text:span text:style-name="T15">IsPrime</text:span><text:span text:style-name="T5">(</text:span>x<text:span text:style-name="T5">)</text:span>;</text:p>
      <text:p text:style-name="P23"><text:span text:style-name="T14">10:</text:span> <text:s text:c="3"/></text:p>
      <text:p text:style-name="P23"><text:span text:style-name="T14">11:</text:span> <text:s text:c="3"/><text:span text:style-name="T39">If</text:span><text:span text:style-name="T5">(</text:span>primeStatus <text:span text:style-name="T5">=</text:span> <text:span text:style-name="T17">True</text:span>, <text:span text:style-name="T39">Write</text:span><text:span text:style-name="T5">(</text:span>x,,<text:span text:style-name="T5">)</text:span> <text:span text:style-name="T5">)</text:span>;</text:p>
      <text:p text:style-name="P23"><text:span text:style-name="T14">12:</text:span> <text:s text:c="3"/></text:p>
      <text:p text:style-name="P23"><text:span text:style-name="T14">13:</text:span> <text:s text:c="3"/>x <text:span text:style-name="T5">:=</text:span> x <text:span text:style-name="T5">+</text:span> <text:span text:style-name="T8">1</text:span>;</text:p>
      <text:p text:style-name="P24">14:</text:p>
      <text:p text:style-name="P23"><text:span text:style-name="T14">15:</text:span>];</text:p>
      <text:p text:style-name="P24">16:</text:p>
      <text:p text:style-name="P23"><text:span text:style-name="T14">17:</text:span><text:span text:style-name="T29">%/mathpiper</text:span></text:p>
      <text:p text:style-name="P24">18:</text:p>
      <text:p text:style-name="P23"><text:span text:style-name="T14">19:</text:span> <text:s text:c="3"/><text:span text:style-name="T20">%output,preserve="false"</text:span></text:p>
      <text:p text:style-name="P23"><text:span text:style-name="T14">20:</text:span> <text:s text:c="5"/><text:span text:style-name="T20">Result:</text:span> True</text:p>
      <text:p text:style-name="P23"><text:span text:style-name="T14">21:</text:span> <text:s text:c="5"/></text:p>
      <text:p text:style-name="P23"><text:span text:style-name="T14">22:</text:span> <text:s text:c="5"/><text:span text:style-name="T34">Side Effects:</text:span></text:p>
      <text:p text:style-name="P23"><text:span text:style-name="T14">23:</text:span> <text:s text:c="5"/>2,3,5,7,11,13,17,19,23,29,31,37,41,43,47,</text:p>
      <text:p text:style-name="P34"><text:span text:style-name="T21">24:</text:span><text:span text:style-name="T20">. <text:s text:c="2"/>%/output</text:span></text:p>
      <text:p text:style-name="Text_20_body">This program is able to process a much larger range of numbers than the previous one without having its output fill up the text area. <text:s/>However, the program itself can be shortened by moving the IsPrime() function inside of the If() function instead of using the primeStatus variable to communicate with it:</text:p>
      <text:p text:style-name="Text_20_body"><text:span text:style-name="T12"><text:s/>1:</text:span><text:span text:style-name="T29">%mathpiper</text:span></text:p>
      <text:p text:style-name="P24"><text:soft-page-break/><text:s/>2:</text:p>
      <text:p text:style-name="P23"><text:span text:style-name="T14"><text:s/>3:</text:span><text:span text:style-name="T26">/*</text:span></text:p>
      <text:p text:style-name="P23"><text:span text:style-name="T14"><text:s/>4:</text:span><text:span text:style-name="T26"> <text:s text:c="3"/>Print the prime numbers between 1 and 50 (inclusive).</text:span></text:p>
      <text:p text:style-name="P23"><text:span text:style-name="T14"><text:s/>5:</text:span><text:span text:style-name="T26"> <text:s text:c="3"/>This is a shorter version which places the IsPrime() function</text:span></text:p>
      <text:p text:style-name="P23"><text:span text:style-name="T14"><text:s/>6:</text:span><text:span text:style-name="T26"> <text:s text:c="3"/>inside of the If() function instead of using a variable.</text:span></text:p>
      <text:p text:style-name="P23"><text:span text:style-name="T14"><text:s/>7:</text:span><text:span text:style-name="T26">*/</text:span></text:p>
      <text:p text:style-name="P24"><text:s/>8:</text:p>
      <text:p text:style-name="P23"><text:span text:style-name="T14"><text:s/>9:</text:span>x <text:span text:style-name="T5">:=</text:span> <text:span text:style-name="T8">1</text:span>;</text:p>
      <text:p text:style-name="P24">10:</text:p>
      <text:p text:style-name="P23"><text:span text:style-name="T14">11:</text:span><text:span text:style-name="T39">While</text:span><text:span text:style-name="T5">(</text:span>x <text:span text:style-name="T5">&lt;=</text:span> <text:span text:style-name="T8">50</text:span><text:span text:style-name="T5">)</text:span></text:p>
      <text:p text:style-name="P23"><text:span text:style-name="T14">12:</text:span>[</text:p>
      <text:p text:style-name="P24">13:</text:p>
      <text:p text:style-name="P23"><text:span text:style-name="T14">14:</text:span> <text:s text:c="3"/><text:span text:style-name="T39">If</text:span><text:span text:style-name="T5">(</text:span><text:span text:style-name="T15">IsPrime</text:span><text:span text:style-name="T5">(</text:span>x<text:span text:style-name="T5">)</text:span>, <text:span text:style-name="T39">Write</text:span><text:span text:style-name="T5">(</text:span>x,,<text:span text:style-name="T5">)</text:span> <text:span text:style-name="T5">)</text:span>;</text:p>
      <text:p text:style-name="P23"><text:span text:style-name="T14">15:</text:span> <text:s text:c="3"/></text:p>
      <text:p text:style-name="P23"><text:span text:style-name="T14">16:</text:span> <text:s text:c="3"/>x <text:span text:style-name="T5">:=</text:span> x <text:span text:style-name="T5">+</text:span> <text:span text:style-name="T8">1</text:span>;</text:p>
      <text:p text:style-name="P24">17:</text:p>
      <text:p text:style-name="P23"><text:span text:style-name="T14">18:</text:span>];</text:p>
      <text:p text:style-name="P24">19:</text:p>
      <text:p text:style-name="P23"><text:span text:style-name="T14">20:</text:span><text:span text:style-name="T29">%/mathpiper</text:span></text:p>
      <text:p text:style-name="P24">21:</text:p>
      <text:p text:style-name="P23"><text:span text:style-name="T14">22:</text:span> <text:s text:c="3"/><text:span text:style-name="T20">%output,preserve="false"</text:span></text:p>
      <text:p text:style-name="P23"><text:span text:style-name="T14">23:</text:span> <text:s text:c="5"/><text:span text:style-name="T20">Result:</text:span> True</text:p>
      <text:p text:style-name="P23"><text:span text:style-name="T14">24:</text:span> <text:s text:c="5"/></text:p>
      <text:p text:style-name="P23"><text:span text:style-name="T14">25:</text:span> <text:s text:c="5"/><text:span text:style-name="T34">Side Effects:</text:span></text:p>
      <text:p text:style-name="P23"><text:span text:style-name="T14">26:</text:span> <text:s text:c="5"/>2,3,5,7,11,13,17,19,23,29,31,37,41,43,47,</text:p>
      <text:p text:style-name="P34"><text:span text:style-name="T14">27:</text:span>. <text:s text:c="2"/><text:span text:style-name="T20">%/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s and then s is passed to the Length() function. <text:s/>The Length() function returned a 3 which means the string contained 3 characters. <text:s/>The following example shows that strings can also be passed to functions directly:</text:p>
      <text:p text:style-name="Preformatted_20_Text"/>
      <text:p text:style-name="Preformatted_20_Text">In&gt; Length("Red")</text:p>
      <text:p text:style-name="P20">Result&gt; 3</text:p>
      <text:p text:style-name="Preformatted_20_Text"/>
      <text:p text:style-name="Text_20_body">An empty string is represented by two double quote marks with no space in <text:soft-page-break/>between them and the length of an empty string is 0:</text:p>
      <text:p text:style-name="Preformatted_20_Text"/>
      <text:p text:style-name="Preformatted_20_Text">In&gt; Length("")</text:p>
      <text:p text:style-name="Preformatted_20_Text"><text:span text:style-name="T20">Result&gt; 0</text:span></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number being converted to a string with the <text:span text:style-name="T6">String()</text:span> function so that its leftmost and rightmost digits can be placed into variables:</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rightmost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prime numbers between 1 and 500 which have a 7 as their rightmost digit. <text:s/>There are two important things which are shown in this program:</text:p>
      <text:p text:style-name="Text_20_body">1) Function calls can have their parameters placed on more than one line if the parameters are too long to fit on a single line. <text:s/>In this case, a long code block is being placed inside of an If() function.</text:p>
      <text:p text:style-name="Text_20_body">2) Code blocks (which are considered to be compound expressions) cannot have a semicolon placed after them if they are in a function call. <text:s/>If a semicolon is placed after this code block, an error will be produced.</text:p>
      <text:p text:style-name="Text_20_body">3) If() functions can be placed inside of other If() functions in order to make more complex decisions. <text:s/>This is referred to as <text:span text:style-name="T6">nesting</text:span> functions.</text:p>
      <text:p text:style-name="Text_20_body">When the program is executed, the it finds 24 prime numbers which have 7 as their rightmost digit:</text:p>
      <text:p text:style-name="Preformatted_20_Text"><text:soft-page-break/><text:span text:style-name="T12"/></text:p>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 text:c="3"/>Find all the prime numbers between 1 and 500 which have a 7</text:span></text:p>
      <text:p text:style-name="P23"><text:span text:style-name="T14"><text:s/>5:</text:span><text:span text:style-name="T26"> <text:s text:c="3"/>as their rightmost digit.</text:span></text:p>
      <text:p text:style-name="P23"><text:span text:style-name="T14"><text:s/>6:</text:span><text:span text:style-name="T26">*/</text:span></text:p>
      <text:p text:style-name="P24"><text:s/>7:</text:p>
      <text:p text:style-name="P23"><text:span text:style-name="T14"><text:s/>8:</text:span>x <text:span text:style-name="T5">:=</text:span> <text:span text:style-name="T8">1</text:span>;</text:p>
      <text:p text:style-name="P24"><text:s/>9:</text:p>
      <text:p text:style-name="P23"><text:span text:style-name="T14">10:</text:span><text:span text:style-name="T39">While</text:span><text:span text:style-name="T5">(</text:span>x <text:span text:style-name="T5">&lt;=</text:span> <text:span text:style-name="T8">500</text:span><text:span text:style-name="T5">)</text:span></text:p>
      <text:p text:style-name="P23"><text:span text:style-name="T14">11:</text:span>[</text:p>
      <text:p text:style-name="P23"><text:span text:style-name="T14">12:</text:span> <text:s text:c="3"/><text:span text:style-name="T26">//Notice how function parameters can be placed on more than one line.</text:span></text:p>
      <text:p text:style-name="P23"><text:span text:style-name="T14">13:</text:span> <text:s text:c="3"/><text:span text:style-name="T39">If</text:span><text:span text:style-name="T5">(</text:span><text:span text:style-name="T15">IsPrime</text:span><text:span text:style-name="T5">(</text:span>x<text:span text:style-name="T5">)</text:span>,</text:p>
      <text:p text:style-name="P23"><text:span text:style-name="T14">14:</text:span> <text:s text:c="7"/>[</text:p>
      <text:p text:style-name="P23"><text:span text:style-name="T14">15:</text:span> <text:s text:c="11"/>stringVersionOfNumber <text:span text:style-name="T5">:=</text:span> <text:span text:style-name="T39">String</text:span><text:span text:style-name="T5">(</text:span>x<text:span text:style-name="T5">)</text:span>;</text:p>
      <text:p text:style-name="P23"><text:span text:style-name="T14">16:</text:span> <text:s text:c="11"/></text:p>
      <text:p text:style-name="P23"><text:span text:style-name="T14">17:</text:span> <text:s text:c="11"/>stringLength <text:span text:style-name="T5">:=</text:span> <text:span text:style-name="T39">Length</text:span><text:span text:style-name="T5">(</text:span>stringVersionOfNumber<text:span text:style-name="T5">)</text:span>;</text:p>
      <text:p text:style-name="P23"><text:span text:style-name="T14">18:</text:span> <text:s text:c="11"/></text:p>
      <text:p text:style-name="P23"><text:span text:style-name="T14">19:</text:span> <text:s text:c="11"/><text:span text:style-name="T26">//Notice that If() functions can be placed inside of other </text:span></text:p>
      <text:p text:style-name="P23"><text:span text:style-name="T14">20:</text:span> <text:s text:c="11"/><text:span text:style-name="T26">// If() functions.</text:span></text:p>
      <text:p text:style-name="P23"><text:span text:style-name="T14">21:</text:span> <text:s text:c="11"/><text:span text:style-name="T39">If</text:span><text:span text:style-name="T5">(</text:span>stringVersionOfNumber[stringLength] <text:span text:style-name="T5">=</text:span> <text:span text:style-name="T17">"7"</text:span>, <text:span text:style-name="T39">Write</text:span><text:span text:style-name="T5">(</text:span>x,,<text:span text:style-name="T5">)</text:span> <text:span text:style-name="T5">)</text:span>;</text:p>
      <text:p text:style-name="P23"><text:span text:style-name="T14">22:</text:span> <text:s text:c="11"/></text:p>
      <text:p text:style-name="P23"><text:span text:style-name="T14">23:</text:span> <text:s text:c="7"/>] <text:span text:style-name="T26">//Notice that semicolons cannot be placed after code blocks which </text:span></text:p>
      <text:p text:style-name="P23"><text:span text:style-name="T14">24:</text:span> <text:s text:c="9"/><text:span text:style-name="T26">//are in function calls.</text:span></text:p>
      <text:p text:style-name="P23"><text:span text:style-name="T14">25:</text:span> <text:s text:c="9"/></text:p>
      <text:p text:style-name="P23"><text:span text:style-name="T14">26:</text:span> <text:s text:c="3"/><text:span text:style-name="T5">)</text:span>; <text:span text:style-name="T26">//This is the close parentheses for the outer If() function.</text:span></text:p>
      <text:p text:style-name="P23"><text:span text:style-name="T14">27:</text:span> <text:s text:c="3"/></text:p>
      <text:p text:style-name="P23"><text:span text:style-name="T14">28:</text:span> <text:s text:c="3"/>x <text:span text:style-name="T5">:=</text:span> x <text:span text:style-name="T5">+</text:span> <text:span text:style-name="T8">1</text:span>;</text:p>
      <text:p text:style-name="P23"><text:span text:style-name="T14">29:</text:span>];</text:p>
      <text:p text:style-name="P24">30:</text:p>
      <text:p text:style-name="P23"><text:span text:style-name="T14">31:</text:span><text:span text:style-name="T29">%/mathpiper</text:span></text:p>
      <text:p text:style-name="P24">32:</text:p>
      <text:p text:style-name="P23"><text:span text:style-name="T14">33:</text:span> <text:s text:c="3"/><text:span text:style-name="T20">%output,preserve="false"</text:span></text:p>
      <text:p text:style-name="P23"><text:span text:style-name="T14">34:</text:span> <text:s text:c="5"/><text:span text:style-name="T20">Result:</text:span> True</text:p>
      <text:p text:style-name="P23"><text:span text:style-name="T14">35:</text:span> <text:s text:c="5"/></text:p>
      <text:p text:style-name="P23"><text:span text:style-name="T14">36:</text:span> <text:s text:c="5"/><text:span text:style-name="T34">Side Effects:</text:span></text:p>
      <text:p text:style-name="P23"><text:span text:style-name="T14">37:</text:span> <text:s text:c="5"/>7,17,37,47,67,97,107,127,137,157,167,197,227,257,277,307,317,</text:p>
      <text:p text:style-name="P23"><text:span text:style-name="T14">38:</text:span> <text:s text:c="5"/>337,347,367,397,457,467,487,</text:p>
      <text:p text:style-name="P72"><text:span text:style-name="T14">39:</text:span>. <text:s text:c="2"/><text:span text:style-name="T20">%/output</text:span></text:p>
      <text:p text:style-name="Text_20_body">It would be nice if we had the ability to store these numbers someplace so that they could be processed further and this is the topic of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In the following example, a list is created that contains various expressions and then it is assigned to the variable x:</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oft-page-break/><text:span text:style-name="T6">unbound</text:span> <text:span text:style-name="T6">variable</text:span>. <text:s/>Lists can also hold other lists as shown in the following example:</text:p>
      <text:p text:style-name="Preformatted_20_Text"/>
      <text:p text:style-name="Preformatted_20_Text">In&gt; x := {20, 30, {31, 32, 33},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each number in the list.</text:span></text:p>
      <text:p text:style-name="P24"><text:s/>4:</text:p>
      <text:p text:style-name="P23"><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text:span text:style-name="T14"><text:s/>6:</text:span>y <text:span text:style-name="T5">:=</text:span> <text:span text:style-name="T8">1</text:span>;</text:p>
      <text:p text:style-name="P24"><text:s/>7:</text:p>
      <text:p text:style-name="P23"><text:span text:style-name="T14"><text:s/>8:</text:span><text:span text:style-name="T15">While</text:span><text:span text:style-name="T5">(</text:span>y <text:span text:style-name="T5">&lt;=</text:span> <text:span text:style-name="T8">9</text:span><text:span text:style-name="T5">)</text:span></text:p>
      <text:p text:style-name="P23"><text:span text:style-name="T14"><text:s/>9:</text:span>[</text:p>
      <text:p text:style-name="P23"><text:span text:style-name="T14">10:</text:span> <text:s text:c="3"/><text:span text:style-name="T15">Echo</text:span><text:span text:style-name="T5">(</text:span>y, <text:span text:style-name="T17">"- "</text:span>, x[y]<text:span text:style-name="T5">)</text:span>;</text:p>
      <text:p text:style-name="P23"><text:span text:style-name="T14">11:</text:span> <text:s text:c="3"/>y <text:span text:style-name="T5">:=</text:span> y <text:span text:style-name="T5">+</text:span> <text:span text:style-name="T8">1</text:span>;</text:p>
      <text:p text:style-name="P23"><text:span text:style-name="T14">12:</text:span>];</text:p>
      <text:p text:style-name="P24"><text:soft-page-break/>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 55 </text:p>
      <text:p text:style-name="P23"><text:span text:style-name="T14">21:</text:span> <text:s text:c="5"/>2 - 93 </text:p>
      <text:p text:style-name="P23"><text:span text:style-name="T14">22:</text:span> <text:s text:c="5"/>3 - 40 </text:p>
      <text:p text:style-name="P23"><text:span text:style-name="T14">23:</text:span> <text:s text:c="5"/>4 - 21 </text:p>
      <text:p text:style-name="P23"><text:span text:style-name="T14">24:</text:span> <text:s text:c="5"/>5 - 7 </text:p>
      <text:p text:style-name="P23"><text:span text:style-name="T14">25:</text:span> <text:s text:c="5"/>6 - 24 </text:p>
      <text:p text:style-name="P23"><text:span text:style-name="T14">26:</text:span> <text:s text:c="5"/>7 - 15 </text:p>
      <text:p text:style-name="P23"><text:span text:style-name="T14">27:</text:span> <text:s text:c="5"/>8 - 14 </text:p>
      <text:p text:style-name="P23"><text:span text:style-name="T14">28:</text:span> <text:s text:c="5"/>9 - 82</text:p>
      <text:p text:style-name="P34"><text:span text:style-name="T21">29:</text:span><text:span text:style-name="T24">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3"><text:span text:style-name="T14"><text:s/>1:</text:span><text:span text:style-name="T29">%mathpiper</text:span></text:p>
      <text:p text:style-name="P24"><text:s/>2:</text:p>
      <text:p text:style-name="P23"><text:span text:style-name="T14"><text:s/>3:</text:span><text:span text:style-name="T26">//Determine if 53 is in the list.</text:span></text:p>
      <text:p text:style-name="P24"><text:s/>4:</text:p>
      <text:p text:style-name="P23"><text:span text:style-name="T14"><text:s/>5:</text:span><text:span text:style-name="T35">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14"><text:s/>6:</text:span><text:span text:style-name="T35">index</text:span> <text:span text:style-name="T5">:=</text:span> <text:span text:style-name="T8">1</text:span>;</text:p>
      <text:p text:style-name="P24"><text:s/>7:</text:p>
      <text:p text:style-name="P23"><text:span text:style-name="T14"><text:s/>8:</text:span><text:span text:style-name="T15">While</text:span><text:span text:style-name="T5">(</text:span><text:span text:style-name="T7">index</text:span> <text:span text:style-name="T5">&lt;=</text:span> <text:span text:style-name="T8">10</text:span><text:span text:style-name="T5">)</text:span></text:p>
      <text:p text:style-name="P23"><text:span text:style-name="T14"><text:s/>9:</text:span>[</text:p>
      <text:p text:style-name="P23"><text:span text:style-name="T14">10:</text:span> <text:s text:c="3"/><text:span text:style-name="T15">If</text:span><text:span text:style-name="T5">(</text:span><text:span text:style-name="T7">testList</text:span>[index] <text:span text:style-name="T5">=</text:span> <text:span text:style-name="T8">53</text:span>,</text:p>
      <text:p text:style-name="P23"><text:span text:style-name="T14">11:</text:span> <text:s text:c="7"/><text:span text:style-name="T15">Echo</text:span><text:span text:style-name="T5">(</text:span><text:span text:style-name="T17">"53 was found in the list at position"</text:span>, index<text:span text:style-name="T5">))</text:span>;</text:p>
      <text:p text:style-name="P23"><text:span text:style-name="T14">12:</text:span> <text:s text:c="7"/></text:p>
      <text:p text:style-name="P23"><text:span text:style-name="T14">13:</text:span> <text:s text:c="3"/>index <text:span text:style-name="T5">:=</text:span> index <text:span text:style-name="T5">+</text:span> <text:span text:style-name="T8">1</text:span>;</text:p>
      <text:p text:style-name="P23"><text:span text:style-name="T14">14:</text:span>];</text:p>
      <text:p text:style-name="P24">15:</text:p>
      <text:p text:style-name="P23"><text:span text:style-name="T14">16:</text:span><text:span text:style-name="T29">%/mathpiper</text:span></text:p>
      <text:p text:style-name="P24">17:</text:p>
      <text:p text:style-name="P23"><text:span text:style-name="T14">18:</text:span> <text:s text:c="3"/><text:span text:style-name="T20">%output,preserve="false"</text:span></text:p>
      <text:p text:style-name="P23"><text:span text:style-name="T14">19:</text:span> <text:s text:c="5"/><text:span text:style-name="T20">Result:</text:span> True</text:p>
      <text:p text:style-name="P23"><text:span text:style-name="T14">20:</text:span> <text:s text:c="5"/></text:p>
      <text:p text:style-name="P23"><text:span text:style-name="T14">21:</text:span> <text:s text:c="5"/><text:span text:style-name="T34">Side Effects:</text:span></text:p>
      <text:p text:style-name="P23"><text:span text:style-name="T14">22:</text:span> <text:s text:c="5"/>53 was found in the list at position 5</text:p>
      <text:p text:style-name="P34"><text:bookmark-start text:name="DDE_LINK13"/><text:span text:style-name="T14">23:</text:span> <text:s text:c="3"/><text:span text:style-name="T20">%/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Exercises</text:h>
      <text:p text:style-name="Text_20_body"/>
      <text:p text:style-name="Text_20_body"/>
      <text:p text:style-name="P44">THE CONTENT BELOW THIS LINE IS STILL IN DEVELOPMENT</text:p>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3"><text:span text:style-name="T14"><text:s/>1:</text:span><text:span text:style-name="T29">%mathpiper</text:span></text:p>
      <text:p text:style-name="P24"><text:s/>2:</text:p>
      <text:p text:style-name="P23"><text:span text:style-name="T14"><text:s/>3:</text:span><text:span text:style-name="T26">//Print all values in a list.</text:span></text:p>
      <text:p text:style-name="P24"><text:s/>4:</text:p>
      <text:p text:style-name="P23"><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span text:style-name="T14"><text:s/>6:</text:span>[</text:p>
      <text:p text:style-name="P23"><text:span text:style-name="T14"><text:s/>7:</text:span> <text:s text:c="3"/><text:span text:style-name="T15">Echo</text:span><text:span text:style-name="T5">(</text:span>x<text:span text:style-name="T5">)</text:span>; </text:p>
      <text:p text:style-name="P23"><text:span text:style-name="T14"><text:s/>8:</text:span>];</text:p>
      <text:p text:style-name="P24"><text:s/>9:</text:p>
      <text:p text:style-name="P23"><text:span text:style-name="T14">10:</text:span><text:span text:style-name="T29">%/mathpiper</text:span></text:p>
      <text:p text:style-name="P24">11:</text:p>
      <text:p text:style-name="P23"><text:span text:style-name="T14">12:</text:span> <text:s text:c="3"/><text:span text:style-name="T20">%output,preserve="false"</text:span></text:p>
      <text:p text:style-name="P23"><text:span text:style-name="T14">13:</text:span> <text:s text:c="5"/><text:span text:style-name="T20">Result:</text:span> True</text:p>
      <text:p text:style-name="P23"><text:span text:style-name="T14">14:</text:span> <text:s text:c="5"/></text:p>
      <text:p text:style-name="P23"><text:span text:style-name="T14">15:</text:span> <text:s text:c="5"/><text:span text:style-name="T34">Side Effects:</text:span></text:p>
      <text:p text:style-name="P23"><text:span text:style-name="T14">16:</text:span> <text:s text:c="5"/>50 </text:p>
      <text:p text:style-name="P23"><text:span text:style-name="T14">17:</text:span> <text:s text:c="5"/>51 </text:p>
      <text:p text:style-name="P23"><text:span text:style-name="T14">18:</text:span> <text:s text:c="5"/>52 </text:p>
      <text:p text:style-name="P23"><text:span text:style-name="T14">19:</text:span> <text:s text:c="5"/>53 </text:p>
      <text:p text:style-name="P23"><text:span text:style-name="T14">20:</text:span> <text:s text:c="5"/>54 </text:p>
      <text:p text:style-name="P23"><text:span text:style-name="T14">21:</text:span> <text:s text:c="5"/>55 </text:p>
      <text:p text:style-name="P23"><text:span text:style-name="T14">22:</text:span> <text:s text:c="5"/>56 </text:p>
      <text:p text:style-name="P23"><text:span text:style-name="T14">23:</text:span> <text:s text:c="5"/>57 </text:p>
      <text:p text:style-name="P23"><text:span text:style-name="T14">24:</text:span> <text:s text:c="5"/>58 </text:p>
      <text:p text:style-name="P23"><text:soft-page-break/><text:span text:style-name="T14">25:</text:span> <text:s text:c="5"/>59</text:p>
      <text:p text:style-name="P33"><text:span text:style-name="T12">26:</text:span><text:span text:style-name="T10"> <text:s text:c="3"/></text:span><text:span text:style-name="T20">%/output</text:span></text:p>
      <text:h text:style-name="Heading_20_3" text:outline-level="3">Exercises</text:h>
      <text:h text:style-name="Heading_20_2" text:outline-level="2">TableForm()</text:h>
      <table:table table:name="Table39" table:style-name="Table39">
        <table:table-column table:style-name="Table39.A"/>
        <table:table-row>
          <table:table-cell table:style-name="Table39.A1" office:value-type="string">
            <text:p text:style-name="P33">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2" text:outline-level="2">The .. Range Operator</text:h>
      <table:table table:name="Table14" table:style-name="Table14">
        <table:table-column table:style-name="Table14.A"/>
        <table:table-row>
          <table:table-cell table:style-name="Table14.A1" office:value-type="string">
            <text:p text:style-name="P33">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text:soft-page-break/></text:p>
      <text:p text:style-name="Preformatted_20_Text">In&gt; -10 .. 10</text:p>
      <text:p text:style-name="P20">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3">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0">Result&gt; True</text:p>
      <text:p text:style-name="P20"/>
      <text:h text:style-name="Heading_20_2" text:outline-level="2">Find()</text:h>
      <table:table table:name="Table11" table:style-name="Table11">
        <table:table-column table:style-name="Table11.A"/>
        <table:table-row>
          <table:table-cell table:style-name="Table11.A1" office:value-type="string">
            <text:p text:style-name="P3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p text:style-name="P20"><text:soft-page-break/></text:p>
      <text:h text:style-name="Heading_20_2" text:outline-level="2">Count()</text:h>
      <table:table table:name="Table12" table:style-name="Table12">
        <table:table-column table:style-name="Table12.A"/>
        <table:table-row>
          <table:table-cell table:style-name="Table12.A1" office:value-type="string">
            <text:p text:style-name="P3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Result&gt; 0</text:p>
      <text:p text:style-name="Preformatted_20_Text"/>
      <text:h text:style-name="Heading_20_2" text:outline-level="2">Select()</text:h>
      <table:table table:name="Table13" table:style-name="Table13">
        <table:table-column table:style-name="Table13.A"/>
        <table:table-row>
          <table:table-cell table:style-name="Table13.A1" office:value-type="string">
            <text:p text:style-name="P33">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text:soft-page-break/>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3">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p text:style-name="P20"/>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text:soft-page-break/>evaluating the variable <text:span text:style-name="T6">testList</text:span> after the Append()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3">it is recommended that destructive functions should be used with care.</text:span> <text:s/></text:p>
      <text:h text:style-name="Heading_20_2" text:outline-level="2">The : Prepend Operator</text:h>
      <table:table table:name="Table28" table:style-name="Table28">
        <table:table-column table:style-name="Table28.A"/>
        <table:table-row>
          <table:table-cell table:style-name="Table28.A1" office:value-type="string">
            <text:p text:style-name="P3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p text:style-name="Preformatted_20_Text"/>
      <text:h text:style-name="Heading_20_2" text:outline-level="2">Concat()</text:h>
      <table:table table:name="Table27" table:style-name="Table27">
        <table:table-column table:style-name="Table27.A"/>
        <table:table-row table:style-name="Table27.1">
          <table:table-cell table:style-name="Table27.A1" office:value-type="string">
            <text:p text:style-name="P33">Concat(list1, list2, ...)</text:p>
          </table:table-cell>
        </table:table-row>
      </table:table>
      <text:p text:style-name="Preformatted_20_Text"><text:soft-page-break/></text:p>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0">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3">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text:soft-page-break/>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text:soft-page-break/>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p text:style-name="P20"/>
      <text:h text:style-name="Heading_20_2" text:outline-level="2">FillList()</text:h>
      <table:table table:name="Table21" table:style-name="Table21">
        <table:table-column table:style-name="Table21.A"/>
        <table:table-row>
          <table:table-cell table:style-name="Table21.A1" office:value-type="string">
            <text:p text:style-name="P33">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3">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p text:style-name="Preformatted_20_Text"/>
      <text:h text:style-name="Heading_20_2" text:outline-level="2">Reverse()</text:h>
      <table:table table:name="Table24" table:style-name="Table24">
        <table:table-column table:style-name="Table24.A"/>
        <table:table-row>
          <table:table-cell table:style-name="Table24.A1" office:value-type="string">
            <text:p text:style-name="P33">Reverse(list)</text:p>
          </table:table-cell>
        </table:table-row>
      </table:table>
      <text:p text:style-name="Text_20_body"><text:soft-page-break/></text:p>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0">Result&gt; {a,b,c,d,e,f,g,h}</text:p>
      <text:p text:style-name="Preformatted_20_Text"/>
      <text:p text:style-name="Preformatted_20_Text">In&gt; Partition(testList, 2)</text:p>
      <text:p text:style-name="P20">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0">Result&gt; 2</text:p>
      <text:p text:style-name="Preformatted_20_Text"/>
      <text:p text:style-name="P42">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text:soft-page-break/>RandomIntegerVector()</text:h>
      <table:table table:name="Table31" table:style-name="Table31">
        <table:table-column table:style-name="Table31.A"/>
        <table:table-row>
          <table:table-cell table:style-name="Table31.A1" office:value-type="string">
            <text:p text:style-name="P33">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3">Max(list)</text:p>
          </table:table-cell>
        </table:table-row>
      </table:table>
      <text:p text:style-name="Preformatted_20_Text"/>
      <text:p text:style-name="P41">If two values are passed to Max(), it determines which one is larger:</text:p>
      <text:p text:style-name="Preformatted_20_Text"/>
      <text:p text:style-name="Preformatted_20_Text">In&gt; Max(10, 20)</text:p>
      <text:p text:style-name="P20">Result&gt; 20</text:p>
      <text:p text:style-name="Preformatted_20_Text"/>
      <text:p text:style-name="P41">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3">Min(list)</text:p>
          </table:table-cell>
        </table:table-row>
      </table:table>
      <text:p text:style-name="Preformatted_20_Text"/>
      <text:p text:style-name="P41">If two values are passed to Min(), it determines which one is smaller:</text:p>
      <text:p text:style-name="Preformatted_20_Text"/>
      <text:p text:style-name="Preformatted_20_Text">In&gt; Min(10, 20)</text:p>
      <text:p text:style-name="P20">Result&gt; 10</text:p>
      <text:p text:style-name="Preformatted_20_Text"/>
      <text:p text:style-name="P41">If a list of values are passed to Min(), it finds the smallest value in the list:</text:p>
      <text:p text:style-name="Preformatted_20_Text"><text:soft-page-break/></text:p>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3">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1">If two integers are passed to Gcd(), it calculates their greatest common divisor:</text:p>
      <text:p text:style-name="P29"/>
      <text:p text:style-name="P29">In&gt; Gcd(21, 56)</text:p>
      <text:p text:style-name="P21">Result&gt; 7</text:p>
      <text:p text:style-name="P29"/>
      <text:p text:style-name="P41">If a list of integers are passed to Gcd(), it finds the greatest common divisor of all <text:soft-page-break/>the integers in the list:</text:p>
      <text:p text:style-name="P29"/>
      <text:p text:style-name="P29">In&gt; Gcd({9, 66, 123})</text:p>
      <text:p text:style-name="P21">Result&gt; 3</text:p>
      <text:p text:style-name="P2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1">If two integers are passed to Lcm(), it calculates their least common multiple:</text:p>
      <text:p text:style-name="P29"/>
      <text:p text:style-name="P25">In&gt; Lcm(14, 8)</text:p>
      <text:p text:style-name="P21">Result&gt; 56</text:p>
      <text:p text:style-name="P29"/>
      <text:p text:style-name="P41">If a list of integers are passed to Lcm(), it finds the least common multiple of all the integers in the list:</text:p>
      <text:p text:style-name="P29"/>
      <text:p text:style-name="P25">In&gt; Lcm({3,7,9,11})</text:p>
      <text:p text:style-name="P21">Result&gt; 693</text:p>
      <text:p text:style-name="P2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3">Add(list)</text:p>
          </table:table-cell>
        </table:table-row>
      </table:table>
      <text:p text:style-name="P30"/>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Result&gt; 523</text:p>
      <text:p text:style-name="Preformatted_20_Text"/>
      <text:p text:style-name="Preformatted_20_Text"/>
      <text:p text:style-name="Preformatted_20_Text">In&gt; testList := 1 .. 10</text:p>
      <text:p text:style-name="P20"><text:soft-page-break/>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3">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p text:style-name="P26"/>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4"><text:s/>1:</text:span><text:span text:style-name="T29">%mathpiper</text:span></text:p>
      <text:p text:style-name="P24"><text:soft-page-break/><text:s/>2:</text:p>
      <text:p text:style-name="P23"><text:span text:style-name="T14"><text:s/>3:</text:span><text:span text:style-name="T28">evenIntegers</text:span><text:span text:style-name="T5">(</text:span>endInteger<text:span text:style-name="T5">)</text:span> <text:span text:style-name="T5">:=</text:span></text:p>
      <text:p text:style-name="P23"><text:span text:style-name="T14"><text:s/>4:</text:span>[</text:p>
      <text:p text:style-name="P23"><text:span text:style-name="T14"><text:s/>5:</text:span> <text:s text:c="3"/>resultList <text:span text:style-name="T5">:=</text:span> <text:span text:style-name="T5">{}</text:span>;</text:p>
      <text:p text:style-name="P23"><text:span text:style-name="T14"><text:s/>6:</text:span> <text:s text:c="3"/>x <text:span text:style-name="T5">:=</text:span> <text:span text:style-name="T8">2</text:span>;</text:p>
      <text:p text:style-name="P23"><text:span text:style-name="T14"><text:s/>7:</text:span> <text:s text:c="3"/></text:p>
      <text:p text:style-name="P23"><text:span text:style-name="T14"><text:s/>8:</text:span> <text:s text:c="3"/><text:span text:style-name="T15">While</text:span><text:span text:style-name="T5">(</text:span>x <text:span text:style-name="T5">&lt;=</text:span> endInteger<text:span text:style-name="T5">)</text:span></text:p>
      <text:p text:style-name="P23"><text:span text:style-name="T14"><text:s/>9:</text:span> <text:s text:c="3"/>[</text:p>
      <text:p text:style-name="P23"><text:span text:style-name="T14">10:</text:span> <text:s text:c="7"/>resultList <text:span text:style-name="T5">:=</text:span> <text:span text:style-name="T15">Append</text:span><text:span text:style-name="T5">(</text:span>resultList, x<text:span text:style-name="T5">)</text:span>;</text:p>
      <text:p text:style-name="P23"><text:span text:style-name="T14">11:</text:span> <text:s text:c="7"/>x <text:span text:style-name="T5">:=</text:span> x <text:span text:style-name="T5">+</text:span> <text:span text:style-name="T8">2</text:span>;</text:p>
      <text:p text:style-name="P23"><text:span text:style-name="T14">12:</text:span> <text:s text:c="3"/>];</text:p>
      <text:p text:style-name="P23"><text:span text:style-name="T14">13:</text:span> <text:s text:c="3"/></text:p>
      <text:p text:style-name="P23"><text:span text:style-name="T14">14:</text:span> <text:s text:c="3"/>resultList;</text:p>
      <text:p text:style-name="P23"><text:span text:style-name="T14">15:</text:span>];</text:p>
      <text:p text:style-name="P24">16:</text:p>
      <text:p text:style-name="P23"><text:span text:style-name="T14">17:</text:span><text:span text:style-name="T29">%/mathpiper</text:span></text:p>
      <text:p text:style-name="P24">18:</text:p>
      <text:p text:style-name="P23"><text:span text:style-name="T14">19:</text:span> <text:s text:c="3"/><text:span text:style-name="T20">%output,preserve="false"</text:span></text:p>
      <text:p text:style-name="P23"><text:span text:style-name="T14">20:</text:span> <text:s text:c="5"/><text:span text:style-name="T20">Result:</text:span> True</text:p>
      <text:p text:style-name="P34"><text:span text:style-name="T14">21:</text:span><text:span text:style-name="T36"> <text:s text:c="3"/></text:span><text:span text:style-name="T24">%/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4"/>
      <text:p text:style-name="P23"><text:span text:style-name="T14"><text:s/>1:</text:span><text:span text:style-name="T29">%mathpiper</text:span></text:p>
      <text:p text:style-name="P24"><text:s/>2:</text:p>
      <text:p text:style-name="P23"><text:span text:style-name="T14"><text:s/>3:</text:span><text:span text:style-name="T15">Echo</text:span><text:span text:style-name="T5">(</text:span>x, <text:span text:style-name="T17">","</text:span>, resultList<text:span text:style-name="T5">)</text:span>;</text:p>
      <text:p text:style-name="P24"><text:s/>4:</text:p>
      <text:p text:style-name="P23"><text:span text:style-name="T14"><text:s/>5:</text:span><text:span text:style-name="T29">%/mathpiper</text:span></text:p>
      <text:p text:style-name="P24"><text:soft-page-break/><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2 ,{2,4,6,8,10}</text:p>
      <text:p text:style-name="P34"><text:span text:style-name="T14">12:</text:span> <text:s text:c="3"/><text:span text:style-name="T20">%/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4"/>
      <text:p text:style-name="P23"><text:span text:style-name="T14"><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his version of evenIntegers() uses Local() to make</text:span></text:p>
      <text:p text:style-name="P23"><text:span text:style-name="T14"><text:s/>5:</text:span><text:span text:style-name="T26"> x and resultList local variables</text:span></text:p>
      <text:p text:style-name="P23"><text:span text:style-name="T14"><text:s/>6:</text:span><text:span text:style-name="T26">*/</text:span></text:p>
      <text:p text:style-name="P24"><text:s/>7:</text:p>
      <text:p text:style-name="P23"><text:span text:style-name="T14"><text:s/>8:</text:span><text:span text:style-name="T28">evenIntegers</text:span><text:span text:style-name="T5">(</text:span>endInteger<text:span text:style-name="T5">)</text:span> <text:span text:style-name="T5">:=</text:span></text:p>
      <text:p text:style-name="P23"><text:span text:style-name="T14"><text:s/>9:</text:span>[</text:p>
      <text:p text:style-name="P23"><text:span text:style-name="T14">10:</text:span> <text:s text:c="3"/><text:span text:style-name="T15">Local</text:span><text:span text:style-name="T5">(</text:span>x,resultList<text:span text:style-name="T5">)</text:span>;</text:p>
      <text:p text:style-name="P23"><text:span text:style-name="T14">11:</text:span> <text:s text:c="3"/></text:p>
      <text:p text:style-name="P23"><text:span text:style-name="T14">12:</text:span> <text:s text:c="3"/>resultList <text:span text:style-name="T5">:=</text:span> <text:span text:style-name="T5">{}</text:span>;</text:p>
      <text:p text:style-name="P23"><text:span text:style-name="T14">13:</text:span> <text:s text:c="3"/>x <text:span text:style-name="T5">:=</text:span> <text:span text:style-name="T8">2</text:span>;</text:p>
      <text:p text:style-name="P23"><text:span text:style-name="T14">14:</text:span> <text:s text:c="3"/></text:p>
      <text:p text:style-name="P23"><text:span text:style-name="T14">15:</text:span> <text:s text:c="3"/><text:span text:style-name="T15">While</text:span><text:span text:style-name="T5">(</text:span>x <text:span text:style-name="T5">&lt;=</text:span> endInteger<text:span text:style-name="T5">)</text:span></text:p>
      <text:p text:style-name="P23"><text:span text:style-name="T14">16:</text:span> <text:s text:c="3"/>[</text:p>
      <text:p text:style-name="P23"><text:span text:style-name="T14">17:</text:span> <text:s text:c="7"/>resultList <text:span text:style-name="T5">:=</text:span> <text:span text:style-name="T15">Append</text:span><text:span text:style-name="T5">(</text:span>resultList, x<text:span text:style-name="T5">)</text:span>;</text:p>
      <text:p text:style-name="P23"><text:span text:style-name="T14">18:</text:span> <text:s text:c="7"/>x <text:span text:style-name="T5">:=</text:span> x <text:span text:style-name="T5">+</text:span> <text:span text:style-name="T8">2</text:span>;</text:p>
      <text:p text:style-name="P23"><text:soft-page-break/><text:span text:style-name="T14">19:</text:span> <text:s text:c="3"/>];</text:p>
      <text:p text:style-name="P23"><text:span text:style-name="T14">20:</text:span> <text:s text:c="3"/></text:p>
      <text:p text:style-name="P23"><text:span text:style-name="T14">21:</text:span> <text:s text:c="3"/>resultList;</text:p>
      <text:p text:style-name="P23"><text:span text:style-name="T14">22:</text:span>];</text:p>
      <text:p text:style-name="P24">23:</text:p>
      <text:p text:style-name="P23"><text:span text:style-name="T14">24:</text:span><text:span text:style-name="T29">%/mathpiper</text:span></text:p>
      <text:p text:style-name="P24">25:</text:p>
      <text:p text:style-name="P23"><text:span text:style-name="T14">26:</text:span> <text:s text:c="3"/><text:span text:style-name="T20">%output,preserve="false"</text:span></text:p>
      <text:p text:style-name="P23"><text:span text:style-name="T14">27:</text:span> <text:s text:c="5"/><text:span text:style-name="T20">Result:</text:span> True</text:p>
      <text:p text:style-name="P34"><text:span text:style-name="T14">28:</text:span> <text:s text:c="3"/><text:span text:style-name="T20">%/output</text:span></text:p>
      <text:p text:style-name="P42">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3"/>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3">Table(expression, variable, begin_value, end_value, step_amount)</text:p>
          </table:table-cell>
        </table:table-row>
      </table:table>
      <text:p text:style-name="Preformatted_20_Text"/>
      <text:p text:style-name="Text_20_body">The Table() function creates a list of values by doing the following:</text:p>
      <text:p text:style-name="P53">1) <text:s/>Generating a sequence of values between a "begin_value" and an "end_value" with each value being incremented by the "step_amount".</text:p>
      <text:p text:style-name="P53">2) <text:s/>Placing each value in the sequence into the specified "variable", one value at a time.</text:p>
      <text:p text:style-name="P53">3) <text:s/>Evaluating the defined "expression" (which contains the defined "variable") for each value, one at a time.</text:p>
      <text:p text:style-name="P53">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0">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f - <text:date style:data-style-name="N37" text:date-value="2009-06-08T22:56:57">06/08/09</text:date><text:tab/>MathRider For Newbies<text:tab/><text:page-number text:select-page="current">107</text:page-number>/<text:page-count>107</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08T22:56:57</dc:date>
    <meta:editing-cycles>312</meta:editing-cycles>
    <meta:editing-duration>PT202H58M03S</meta:editing-duration>
    <meta:document-statistic meta:table-count="38" meta:image-count="0" meta:object-count="16" meta:page-count="107" meta:paragraph-count="2442" meta:word-count="23369" meta:character-count="13892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